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E00000011BF4C89E24D85152D5.eps" manifest:media-type="image/x-eps"/>
  <manifest:file-entry manifest:full-path="Pictures/20000002000002E70000014E7CFB292E7AA2FB67.eps" manifest:media-type="image/x-eps"/>
  <manifest:file-entry manifest:full-path="Pictures/20000002000002E1000001A84C2AED3A71525E25.eps" manifest:media-type="image/x-eps"/>
  <manifest:file-entry manifest:full-path="Pictures/20000002000002EC0000012D3ED06D549379B491.eps" manifest:media-type="image/x-eps"/>
  <manifest:file-entry manifest:full-path="Pictures/20000002000002D5000001FE6C6FE5C124C560B8.eps" manifest:media-type="image/x-eps"/>
  <manifest:file-entry manifest:full-path="Pictures/20000002000002DD000001CF75BE11EB293C4198.eps" manifest:media-type="image/x-eps"/>
  <manifest:file-entry manifest:full-path="Pictures/200000020000035C0000010E29EF4357298428C7.eps" manifest:media-type="image/x-eps"/>
  <manifest:file-entry manifest:full-path="Pictures/20000002000002D90000010C40EA08AEE3F94F96.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c446f" officeooo:paragraph-rsid="001c446f"/>
    </style:style>
    <style:style style:name="P2" style:family="paragraph" style:parent-style-name="Text_20_body">
      <style:text-properties officeooo:rsid="001d0319" officeooo:paragraph-rsid="001d0319"/>
    </style:style>
    <style:style style:name="P3" style:family="paragraph" style:parent-style-name="Text_20_body">
      <style:text-properties officeooo:rsid="0020adc5" officeooo:paragraph-rsid="0020adc5"/>
    </style:style>
    <style:style style:name="P4" style:family="paragraph" style:parent-style-name="Text_20_body">
      <style:text-properties officeooo:paragraph-rsid="002221bb"/>
    </style:style>
    <style:style style:name="P5" style:family="paragraph" style:parent-style-name="Text_20_body">
      <style:text-properties officeooo:rsid="002496a7" officeooo:paragraph-rsid="0020adc5"/>
    </style:style>
    <style:style style:name="P6" style:family="paragraph" style:parent-style-name="Text_20_body">
      <style:text-properties officeooo:rsid="002496a7" officeooo:paragraph-rsid="002496a7"/>
    </style:style>
    <style:style style:name="P7" style:family="paragraph" style:parent-style-name="Heading_20_1">
      <style:paragraph-properties fo:padding="0.0291in" fo:border-left="none" fo:border-right="none" fo:border-top="none" fo:border-bottom="0.99pt solid #000000" style:join-border="false"/>
      <style:text-properties officeooo:paragraph-rsid="001a99fc"/>
    </style:style>
    <style:style style:name="P8" style:family="paragraph" style:parent-style-name="Heading_20_2">
      <style:paragraph-properties fo:padding="0.0291in" fo:border-left="none" fo:border-right="none" fo:border-top="none" fo:border-bottom="0.99pt solid #000000" style:join-border="false"/>
      <style:text-properties officeooo:paragraph-rsid="001ecdee"/>
    </style:style>
    <style:style style:name="P9" style:family="paragraph" style:parent-style-name="Heading_20_2">
      <style:paragraph-properties fo:padding="0.0291in" fo:border-left="none" fo:border-right="none" fo:border-top="none" fo:border-bottom="0.99pt solid #000000" style:join-border="false"/>
      <style:text-properties officeooo:paragraph-rsid="002221bb"/>
    </style:style>
    <style:style style:name="T1" style:family="text">
      <style:text-properties officeooo:rsid="001a99fc"/>
    </style:style>
    <style:style style:name="T2" style:family="text">
      <style:text-properties officeooo:rsid="001d0319"/>
    </style:style>
    <style:style style:name="T3" style:family="text">
      <style:text-properties officeooo:rsid="001ecdee"/>
    </style:style>
    <style:style style:name="T4" style:family="text">
      <style:text-properties fo:font-size="10.5pt" style:font-size-asian="10.5pt" style:font-size-complex="10.5pt"/>
    </style:style>
    <style:style style:name="T5" style:family="text">
      <style:text-properties fo:font-size="10.5pt" officeooo:rsid="001ecdee" style:font-size-asian="10.5pt" style:font-size-complex="10.5pt"/>
    </style:style>
    <style:style style:name="T6" style:family="text">
      <style:text-properties officeooo:rsid="002221bb"/>
    </style:style>
    <style:style style:name="T7" style:family="text">
      <style:text-properties officeooo:rsid="00261a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CS116 – Lab 4:</text:span></text:h>
      <text:p text:style-name="P1">cs116 lab4 is to practice and get familiar with using classes, multiple files, <text:span text:style-name="T2">using pointers, mySQL, LinkedList, and other methods to access members between different classes. <text:s/>It is to help us understand <text:s/>how to take information from a database in mySQL, pull the data into a LinkedList, read those results from our LinkedList, and then manipulating the mySQL statements to print the desired values from our mySQL database. </text:span></text:p>
      <text:p text:style-name="P2">In mySQL, we use a database called wine and select columns and rows from wineInfo to get the information. While iterating through all the rows given by the mySQL statement, we convert those rows to match the parameters within our WineClass so we can set the information for our WineList(Name, Vintage, Score, Price, Type). <text:s/>After doing so, we use pointers in our List class to insert <text:s/>information to the back of our list and then reading off the desired output from LinkedList. </text:p>
      <text:p text:style-name="P2">For the remaining portion of the lab, we use mySQL statements to display the user’s desired output. Implementing everything in a menu selection, we ask the user if they’d like to sort by score and price; only price; and vintage and score. <text:span text:style-name="T3">Score and price reads off LinkedList but also requires user input of desired score range and assigns that range in the mySQL statement, where after the results are placed in LinkedList and printed out. <text:s/>The other two function the same by asking for user’s desired range but only prints the results read from mySQ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8" text:outline-level="2"><text:soft-page-break/><text:span text:style-name="T3">Source code</text:span><text:span text:style-name="T5">(wine.cpp, wine.h, printMeFirst.cpp, printMeFirst.h, LinkedList.h, LinkedList.hpp, dbconnect.cpp, dbconnect.h, main.cpp)</text:span></text:h>
      <text:p text:style-name="P3"><text:span text:style-name="T5">// wine.h</text:span></text:p>
      <text:p text:style-name="P3"><text:span text:style-name="T5">#include &lt;iostream&gt;</text:span></text:p>
      <text:p text:style-name="P3"><text:span text:style-name="T5">#include &lt;typeinfo&gt;</text:span></text:p>
      <text:p text:style-name="P3"><text:span text:style-name="T5">#include &lt;iomanip&gt;</text:span></text:p>
      <text:p text:style-name="P3"><text:span text:style-name="T5"/></text:p>
      <text:p text:style-name="P3"><text:span text:style-name="T5"/></text:p>
      <text:p text:style-name="P3"><text:span text:style-name="T5">#ifndef WINE_H</text:span></text:p>
      <text:p text:style-name="P3"><text:span text:style-name="T5">#define WINE_H</text:span></text:p>
      <text:p text:style-name="P3"><text:span text:style-name="T5"/></text:p>
      <text:p text:style-name="P3"><text:span text:style-name="T5"/></text:p>
      <text:p text:style-name="P3"><text:span text:style-name="T5">using namespace std;</text:span></text:p>
      <text:p text:style-name="P3"><text:span text:style-name="T5"/></text:p>
      <text:p text:style-name="P3"><text:span text:style-name="T5"/></text:p>
      <text:p text:style-name="P3"><text:span text:style-name="T5">class Wine</text:span></text:p>
      <text:p text:style-name="P3"><text:span text:style-name="T5">{</text:span></text:p>
      <text:p text:style-name="P3"><text:span text:style-name="T5"><text:tab/>public:</text:span></text:p>
      <text:p text:style-name="P3"><text:span text:style-name="T5"><text:tab/><text:tab/>Wine();</text:span></text:p>
      <text:p text:style-name="P3"><text:span text:style-name="T5"><text:tab/><text:tab/>Wine(string n, int v, int s, double p, string t);</text:span></text:p>
      <text:p text:style-name="P3"><text:span text:style-name="T5"><text:tab/><text:tab/>void setInfo(string n, int v, int s, double p, string t);</text:span></text:p>
      <text:p text:style-name="P3"><text:span text:style-name="T5"><text:tab/><text:tab/>void setPrice(double p);</text:span></text:p>
      <text:p text:style-name="P3"><text:span text:style-name="T5"><text:tab/><text:tab/>string getName() const;</text:span></text:p>
      <text:p text:style-name="P3"><text:span text:style-name="T5"><text:tab/><text:tab/>int getPrice() const;</text:span></text:p>
      <text:p text:style-name="P3"><text:span text:style-name="T5"><text:tab/><text:tab/>void printInfo();</text:span></text:p>
      <text:p text:style-name="P3"><text:span text:style-name="T5"><text:tab/><text:tab/>//void printWineinfo(List&lt; Wine &gt; &amp; wineList);</text:span></text:p>
      <text:p text:style-name="P3"><text:span text:style-name="T5"/></text:p>
      <text:p text:style-name="P3"><text:span text:style-name="T5"><text:tab/></text:span></text:p>
      <text:p text:style-name="P3"><text:span text:style-name="T5"><text:tab/>private:</text:span></text:p>
      <text:p text:style-name="P3"><text:span text:style-name="T5"><text:tab/><text:tab/>string name;</text:span></text:p>
      <text:p text:style-name="P3"><text:span text:style-name="T5"><text:tab/><text:tab/>int vintage;</text:span></text:p>
      <text:p text:style-name="P3"><text:span text:style-name="T5"><text:tab/><text:tab/>int score;</text:span></text:p>
      <text:p text:style-name="P3"><text:soft-page-break/><text:span text:style-name="T5"><text:tab/><text:tab/>double price;</text:span></text:p>
      <text:p text:style-name="P3"><text:span text:style-name="T5"><text:tab/><text:tab/>string type;</text:span></text:p>
      <text:p text:style-name="P3"><text:span text:style-name="T5">};</text:span></text:p>
      <text:p text:style-name="P3"><text:span text:style-name="T5"/></text:p>
      <text:p text:style-name="P3"><text:span text:style-name="T5">#endif</text:span></text:p>
      <text:p text:style-name="P3"><text:span text:style-name="T5">// wine.cpp</text:span></text:p>
      <text:p text:style-name="P3"><text:span text:style-name="T5">#include "wine.h"</text:span></text:p>
      <text:p text:style-name="P3"><text:span text:style-name="T5">/**</text:span></text:p>
      <text:p text:style-name="P3"><text:span text:style-name="T5"/></text:p>
      <text:p text:style-name="P3"><text:span text:style-name="T5"><text:s text:c="3"/>Purpose:</text:span></text:p>
      <text:p text:style-name="P3"><text:span text:style-name="T5"/></text:p>
      <text:p text:style-name="P3"><text:span text:style-name="T5"><text:s text:c="7"/>Constructor. </text:span></text:p>
      <text:p text:style-name="P3"><text:span text:style-name="T5"/></text:p>
      <text:p text:style-name="P3"><text:span text:style-name="T5"><text:s text:c="3"/>@author Ron Sha</text:span></text:p>
      <text:p text:style-name="P3"><text:span text:style-name="T5"/></text:p>
      <text:p text:style-name="P3"><text:span text:style-name="T5"><text:s text:c="3"/>@version 1.0 1/27/2017</text:span></text:p>
      <text:p text:style-name="P3"><text:span text:style-name="T5"/></text:p>
      <text:p text:style-name="P3"><text:span text:style-name="T5"><text:s/></text:span></text:p>
      <text:p text:style-name="P3"><text:span text:style-name="T5"/></text:p>
      <text:p text:style-name="P3"><text:span text:style-name="T5"><text:s text:c="3"/>@param - none</text:span></text:p>
      <text:p text:style-name="P3"><text:span text:style-name="T5"/></text:p>
      <text:p text:style-name="P3"><text:span text:style-name="T5"><text:s text:c="3"/>@return - none</text:span></text:p>
      <text:p text:style-name="P3"><text:span text:style-name="T5"/></text:p>
      <text:p text:style-name="P3"><text:span text:style-name="T5">*/</text:span></text:p>
      <text:p text:style-name="P3"><text:span text:style-name="T5">Wine::Wine()</text:span></text:p>
      <text:p text:style-name="P3"><text:span text:style-name="T5">{</text:span></text:p>
      <text:p text:style-name="P3"><text:span text:style-name="T5">}</text:span></text:p>
      <text:p text:style-name="P3"><text:span text:style-name="T5">/**</text:span></text:p>
      <text:p text:style-name="P3"><text:span text:style-name="T5"/></text:p>
      <text:p text:style-name="P3"><text:span text:style-name="T5"><text:s text:c="3"/>Purpose:</text:span></text:p>
      <text:p text:style-name="P3"><text:span text:style-name="T5"/></text:p>
      <text:p text:style-name="P3"><text:soft-page-break/><text:span text:style-name="T5"><text:s text:c="7"/>Assign the information on Wine class</text:span></text:p>
      <text:p text:style-name="P3"><text:span text:style-name="T5"/></text:p>
      <text:p text:style-name="P3"><text:span text:style-name="T5"><text:s text:c="3"/>@author Ron Sha</text:span></text:p>
      <text:p text:style-name="P3"><text:span text:style-name="T5"/></text:p>
      <text:p text:style-name="P3"><text:span text:style-name="T5"><text:s text:c="3"/>@version 1.0 1/27/2017</text:span></text:p>
      <text:p text:style-name="P3"><text:span text:style-name="T5"/></text:p>
      <text:p text:style-name="P3"><text:span text:style-name="T5"><text:s/></text:span></text:p>
      <text:p text:style-name="P3"><text:span text:style-name="T5"/></text:p>
      <text:p text:style-name="P3"><text:span text:style-name="T5"><text:s text:c="3"/>@param n - wineName</text:span></text:p>
      <text:p text:style-name="P3"><text:span text:style-name="T5"/></text:p>
      <text:p text:style-name="P3"><text:span text:style-name="T5"><text:s text:c="3"/>@param v - wineVintage</text:span></text:p>
      <text:p text:style-name="P3"><text:span text:style-name="T5"/></text:p>
      <text:p text:style-name="P3"><text:span text:style-name="T5"><text:s text:c="3"/>@param s - wineScore</text:span></text:p>
      <text:p text:style-name="P3"><text:span text:style-name="T5"/></text:p>
      <text:p text:style-name="P3"><text:span text:style-name="T5"><text:s text:c="3"/>@param p - winePrice</text:span></text:p>
      <text:p text:style-name="P3"><text:span text:style-name="T5"/></text:p>
      <text:p text:style-name="P3"><text:span text:style-name="T5"><text:s text:c="3"/>@param t - wineType</text:span></text:p>
      <text:p text:style-name="P3"><text:span text:style-name="T5"/></text:p>
      <text:p text:style-name="P3"><text:span text:style-name="T5"><text:s text:c="3"/>@return - none</text:span></text:p>
      <text:p text:style-name="P3"><text:span text:style-name="T5"/></text:p>
      <text:p text:style-name="P3"><text:span text:style-name="T5">*/</text:span></text:p>
      <text:p text:style-name="P3"><text:span text:style-name="T5">Wine::Wine(string n, int v, int s, double p, string t)</text:span></text:p>
      <text:p text:style-name="P3"><text:span text:style-name="T5">{</text:span></text:p>
      <text:p text:style-name="P3"><text:span text:style-name="T5"><text:tab/>name = n;</text:span></text:p>
      <text:p text:style-name="P3"><text:span text:style-name="T5"><text:tab/>vintage = v;</text:span></text:p>
      <text:p text:style-name="P3"><text:span text:style-name="T5"><text:tab/>score = s;</text:span></text:p>
      <text:p text:style-name="P3"><text:span text:style-name="T5"><text:tab/>price = p;</text:span></text:p>
      <text:p text:style-name="P3"><text:span text:style-name="T5"><text:tab/>type = t;</text:span></text:p>
      <text:p text:style-name="P3"><text:span text:style-name="T5">}</text:span></text:p>
      <text:p text:style-name="P3"><text:span text:style-name="T5">/**</text:span></text:p>
      <text:p text:style-name="P3"><text:span text:style-name="T5"/></text:p>
      <text:p text:style-name="P3"><text:soft-page-break/><text:span text:style-name="T5"><text:s text:c="3"/>Purpose:</text:span></text:p>
      <text:p text:style-name="P3"><text:span text:style-name="T5"/></text:p>
      <text:p text:style-name="P3"><text:span text:style-name="T5"><text:s text:c="7"/>Assign the information on Wine class</text:span></text:p>
      <text:p text:style-name="P3"><text:span text:style-name="T5"/></text:p>
      <text:p text:style-name="P3"><text:span text:style-name="T5"><text:s text:c="3"/>@author Ron Sha</text:span></text:p>
      <text:p text:style-name="P3"><text:span text:style-name="T5"/></text:p>
      <text:p text:style-name="P3"><text:span text:style-name="T5"><text:s text:c="3"/>@version 1.0 1/27/2017</text:span></text:p>
      <text:p text:style-name="P3"><text:span text:style-name="T5"/></text:p>
      <text:p text:style-name="P3"><text:span text:style-name="T5"><text:s/></text:span></text:p>
      <text:p text:style-name="P3"><text:span text:style-name="T5"/></text:p>
      <text:p text:style-name="P3"><text:span text:style-name="T5"><text:s text:c="3"/>@param n - wineName</text:span></text:p>
      <text:p text:style-name="P3"><text:span text:style-name="T5"/></text:p>
      <text:p text:style-name="P3"><text:span text:style-name="T5"><text:s text:c="3"/>@param v - wineVintage</text:span></text:p>
      <text:p text:style-name="P3"><text:span text:style-name="T5"/></text:p>
      <text:p text:style-name="P3"><text:span text:style-name="T5"><text:s text:c="3"/>@param s - wineScore</text:span></text:p>
      <text:p text:style-name="P3"><text:span text:style-name="T5"/></text:p>
      <text:p text:style-name="P3"><text:span text:style-name="T5"><text:s text:c="3"/>@param p - winePrice</text:span></text:p>
      <text:p text:style-name="P3"><text:span text:style-name="T5"/></text:p>
      <text:p text:style-name="P3"><text:span text:style-name="T5"><text:s text:c="3"/>@param t - wineType</text:span></text:p>
      <text:p text:style-name="P3"><text:span text:style-name="T5"/></text:p>
      <text:p text:style-name="P3"><text:span text:style-name="T5"><text:s text:c="3"/>@return - none</text:span></text:p>
      <text:p text:style-name="P3"><text:span text:style-name="T5"/></text:p>
      <text:p text:style-name="P3"><text:span text:style-name="T5">*/</text:span></text:p>
      <text:p text:style-name="P3"><text:span text:style-name="T5">void Wine::setInfo(string n, int v, int s, double p, string t)</text:span></text:p>
      <text:p text:style-name="P3"><text:span text:style-name="T5">{</text:span></text:p>
      <text:p text:style-name="P3"><text:span text:style-name="T5"><text:tab/>name = n;</text:span></text:p>
      <text:p text:style-name="P3"><text:span text:style-name="T5"><text:tab/>vintage = v;</text:span></text:p>
      <text:p text:style-name="P3"><text:span text:style-name="T5"><text:tab/>score = s;</text:span></text:p>
      <text:p text:style-name="P3"><text:span text:style-name="T5"><text:tab/>price = p;</text:span></text:p>
      <text:p text:style-name="P3"><text:span text:style-name="T5"><text:tab/>type = t;</text:span></text:p>
      <text:p text:style-name="P3"><text:span text:style-name="T5">}</text:span></text:p>
      <text:p text:style-name="P3"><text:soft-page-break/><text:span text:style-name="T5">/**</text:span></text:p>
      <text:p text:style-name="P3"><text:span text:style-name="T5"/></text:p>
      <text:p text:style-name="P3"><text:span text:style-name="T5"><text:s text:c="3"/>Purpose:</text:span></text:p>
      <text:p text:style-name="P3"><text:span text:style-name="T5"/></text:p>
      <text:p text:style-name="P3"><text:span text:style-name="T5"><text:s text:c="7"/>Set Wine Price</text:span></text:p>
      <text:p text:style-name="P3"><text:span text:style-name="T5"/></text:p>
      <text:p text:style-name="P3"><text:span text:style-name="T5"><text:s text:c="3"/>@author Ron Sha</text:span></text:p>
      <text:p text:style-name="P3"><text:span text:style-name="T5"/></text:p>
      <text:p text:style-name="P3"><text:span text:style-name="T5"><text:s text:c="3"/>@version 1.0 1/27/2017</text:span></text:p>
      <text:p text:style-name="P3"><text:span text:style-name="T5"/></text:p>
      <text:p text:style-name="P3"><text:span text:style-name="T5"><text:s/></text:span></text:p>
      <text:p text:style-name="P3"><text:span text:style-name="T5"/></text:p>
      <text:p text:style-name="P3"><text:span text:style-name="T5"><text:s text:c="3"/>@param p - winePrice</text:span></text:p>
      <text:p text:style-name="P3"><text:span text:style-name="T5"/></text:p>
      <text:p text:style-name="P3"><text:span text:style-name="T5"><text:s text:c="3"/>@return - none</text:span></text:p>
      <text:p text:style-name="P3"><text:span text:style-name="T5"/></text:p>
      <text:p text:style-name="P3"><text:span text:style-name="T5">*/</text:span></text:p>
      <text:p text:style-name="P3"><text:span text:style-name="T5">void Wine::setPrice(double p)</text:span></text:p>
      <text:p text:style-name="P3"><text:span text:style-name="T5">{</text:span></text:p>
      <text:p text:style-name="P3"><text:span text:style-name="T5"><text:tab/>price = p;</text:span></text:p>
      <text:p text:style-name="P3"><text:span text:style-name="T5">}</text:span></text:p>
      <text:p text:style-name="P3"><text:span text:style-name="T5">/**</text:span></text:p>
      <text:p text:style-name="P3"><text:span text:style-name="T5"/></text:p>
      <text:p text:style-name="P3"><text:span text:style-name="T5"><text:s text:c="3"/>Purpose:</text:span></text:p>
      <text:p text:style-name="P3"><text:span text:style-name="T5"/></text:p>
      <text:p text:style-name="P3"><text:span text:style-name="T5"><text:s text:c="7"/>Retrieve and return wine Name</text:span></text:p>
      <text:p text:style-name="P3"><text:span text:style-name="T5"/></text:p>
      <text:p text:style-name="P3"><text:span text:style-name="T5"><text:s text:c="3"/>@author Ron Sha</text:span></text:p>
      <text:p text:style-name="P3"><text:span text:style-name="T5"/></text:p>
      <text:p text:style-name="P3"><text:span text:style-name="T5"><text:s text:c="3"/>@version 1.0 1/27/2017</text:span></text:p>
      <text:p text:style-name="P3"><text:span text:style-name="T5"/></text:p>
      <text:p text:style-name="P3"><text:soft-page-break/><text:span text:style-name="T5"><text:s/></text:span></text:p>
      <text:p text:style-name="P3"><text:span text:style-name="T5"/></text:p>
      <text:p text:style-name="P3"><text:span text:style-name="T5"><text:s text:c="3"/>@param n - wineName</text:span></text:p>
      <text:p text:style-name="P3"><text:span text:style-name="T5"/></text:p>
      <text:p text:style-name="P3"><text:span text:style-name="T5"><text:s text:c="3"/>@return - name</text:span></text:p>
      <text:p text:style-name="P3"><text:span text:style-name="T5"/></text:p>
      <text:p text:style-name="P3"><text:span text:style-name="T5">*/</text:span></text:p>
      <text:p text:style-name="P3"><text:span text:style-name="T5">string Wine::getName() const</text:span></text:p>
      <text:p text:style-name="P3"><text:span text:style-name="T5">{</text:span></text:p>
      <text:p text:style-name="P3"><text:span text:style-name="T5"><text:tab/>return name;</text:span></text:p>
      <text:p text:style-name="P3"><text:span text:style-name="T5">}</text:span></text:p>
      <text:p text:style-name="P3"><text:span text:style-name="T5">/**</text:span></text:p>
      <text:p text:style-name="P3"><text:span text:style-name="T5"/></text:p>
      <text:p text:style-name="P3"><text:span text:style-name="T5"><text:s text:c="3"/>Purpose:</text:span></text:p>
      <text:p text:style-name="P3"><text:span text:style-name="T5"/></text:p>
      <text:p text:style-name="P3"><text:span text:style-name="T5"><text:s text:c="7"/>Return and retrieve wine Price</text:span></text:p>
      <text:p text:style-name="P3"><text:span text:style-name="T5"/></text:p>
      <text:p text:style-name="P3"><text:span text:style-name="T5"><text:s text:c="3"/>@author Ron Sha</text:span></text:p>
      <text:p text:style-name="P3"><text:span text:style-name="T5"/></text:p>
      <text:p text:style-name="P3"><text:span text:style-name="T5"><text:s text:c="3"/>@version 1.0 1/27/2017</text:span></text:p>
      <text:p text:style-name="P3"><text:span text:style-name="T5"/></text:p>
      <text:p text:style-name="P3"><text:span text:style-name="T5"><text:s/></text:span></text:p>
      <text:p text:style-name="P3"><text:span text:style-name="T5"/></text:p>
      <text:p text:style-name="P3"><text:span text:style-name="T5"><text:s text:c="3"/>@param p - winePrice</text:span></text:p>
      <text:p text:style-name="P3"><text:span text:style-name="T5"/></text:p>
      <text:p text:style-name="P3"><text:span text:style-name="T5"><text:s text:c="3"/>@return - price</text:span></text:p>
      <text:p text:style-name="P3"><text:span text:style-name="T5"/></text:p>
      <text:p text:style-name="P3"><text:span text:style-name="T5">*/</text:span></text:p>
      <text:p text:style-name="P3"><text:span text:style-name="T5">int Wine::getPrice() const</text:span></text:p>
      <text:p text:style-name="P3"><text:span text:style-name="T5">{</text:span></text:p>
      <text:p text:style-name="P3"><text:span text:style-name="T5"><text:tab/>return price;</text:span></text:p>
      <text:p text:style-name="P3"><text:soft-page-break/><text:span text:style-name="T5">}</text:span></text:p>
      <text:p text:style-name="P3"><text:span text:style-name="T5">/**</text:span></text:p>
      <text:p text:style-name="P3"><text:span text:style-name="T5"/></text:p>
      <text:p text:style-name="P3"><text:span text:style-name="T5"><text:s text:c="3"/>Purpose:</text:span></text:p>
      <text:p text:style-name="P3"><text:span text:style-name="T5"/></text:p>
      <text:p text:style-name="P3"><text:span text:style-name="T5"><text:s text:c="7"/>Print out the Wines in our class list.</text:span></text:p>
      <text:p text:style-name="P3"><text:span text:style-name="T5"/></text:p>
      <text:p text:style-name="P3"><text:span text:style-name="T5"><text:s text:c="3"/>@author Kenneth Surban</text:span></text:p>
      <text:p text:style-name="P3"><text:span text:style-name="T5"/></text:p>
      <text:p text:style-name="P3"><text:span text:style-name="T5"><text:s text:c="3"/>@version 1.0 5/11/2017</text:span></text:p>
      <text:p text:style-name="P3"><text:span text:style-name="T5"/></text:p>
      <text:p text:style-name="P3"><text:span text:style-name="T5"><text:s/></text:span></text:p>
      <text:p text:style-name="P3"><text:span text:style-name="T5"/></text:p>
      <text:p text:style-name="P3"><text:span text:style-name="T5"><text:s text:c="3"/>@param - none</text:span></text:p>
      <text:p text:style-name="P3"><text:span text:style-name="T5"/></text:p>
      <text:p text:style-name="P3"><text:span text:style-name="T5"><text:s text:c="3"/>@return - none</text:span></text:p>
      <text:p text:style-name="P3"><text:span text:style-name="T5"/></text:p>
      <text:p text:style-name="P3"><text:span text:style-name="T5">*/</text:span></text:p>
      <text:p text:style-name="P3"><text:span text:style-name="T5">void Wine::printInfo()</text:span></text:p>
      <text:p text:style-name="P3"><text:span text:style-name="T5">{</text:span></text:p>
      <text:p text:style-name="P3"><text:span text:style-name="T5"><text:tab/>cout &lt;&lt; setw(32) &lt;&lt; left &lt;&lt; name &lt;&lt; setfill(' ') // coulumn (field) #1 - Wine Name</text:span></text:p>
      <text:p text:style-name="P3"><text:span text:style-name="T5"><text:s text:c="5"/>&lt;&lt; setw(15) &lt;&lt; vintage &lt;&lt; setfill(' ') // field #2 - Vintage</text:span></text:p>
      <text:p text:style-name="P3"><text:span text:style-name="T5"><text:s text:c="5"/>&lt;&lt; setw(15) &lt;&lt; score &lt;&lt; setfill(' ') // field #3 - Rating</text:span></text:p>
      <text:p text:style-name="P3"><text:span text:style-name="T5"><text:s text:c="4"/>&lt;&lt; setw(13) &lt;&lt; price &lt;&lt; setfill(' ') // field #4 - Price</text:span></text:p>
      <text:p text:style-name="P3"><text:span text:style-name="T5"><text:s text:c="4"/>&lt;&lt; setw(10) &lt;&lt; type &lt;&lt; setfill(' ') // field #5 - Wine t</text:span><text:span text:style-name="T4">ype</text:span></text:p>
      <text:p text:style-name="P3"><text:span text:style-name="T4"><text:s text:c="4"/>&lt;&lt; endl;</text:span></text:p>
      <text:p text:style-name="P3"><text:span text:style-name="T4">}</text:span></text:p>
      <text:p text:style-name="P3"><text:span text:style-name="T4"/></text:p>
      <text:p text:style-name="P3"><text:span text:style-name="T4">/*</text:span></text:p>
      <text:p text:style-name="P3"><text:span text:style-name="T4">void printWineinfo(List&lt; Wine &gt; &amp; wineList)</text:span></text:p>
      <text:p text:style-name="P3"><text:span text:style-name="T4">{</text:span></text:p>
      <text:p text:style-name="P3"><text:soft-page-break/><text:span text:style-name="T4"><text:tab/>Wine * f;</text:span></text:p>
      <text:p text:style-name="P3"><text:span text:style-name="T4"><text:tab/>f = (Wine *) wineList.getInfo(0);</text:span></text:p>
      <text:p text:style-name="P3"><text:span text:style-name="T4"><text:tab/>f-&gt;printInfo();</text:span></text:p>
      <text:p text:style-name="P3"><text:span text:style-name="T4"><text:tab/></text:span></text:p>
      <text:p text:style-name="P3"><text:span text:style-name="T4"><text:tab/>ListNode&lt; Wine &gt; *currentPtr;</text:span></text:p>
      <text:p text:style-name="P3"><text:span text:style-name="T4"><text:tab/></text:span></text:p>
      <text:p text:style-name="P3"><text:span text:style-name="T4"><text:tab/>currentPtr = personList.getFirstPtr();</text:span></text:p>
      <text:p text:style-name="P3"><text:span text:style-name="T4"><text:tab/></text:span></text:p>
      <text:p text:style-name="P3"><text:span text:style-name="T4"><text:tab/>cout &lt;&lt; "The Wine list is: \n";</text:span></text:p>
      <text:p text:style-name="P3"><text:span text:style-name="T4"><text:tab/></text:span></text:p>
      <text:p text:style-name="P3"><text:span text:style-name="T4"><text:tab/>while( currentPtr != 0 )</text:span></text:p>
      <text:p text:style-name="P3"><text:span text:style-name="T4"><text:tab/>{</text:span></text:p>
      <text:p text:style-name="P3"><text:span text:style-name="T4"><text:tab/><text:tab/>f = (Wine *) currentPtr;</text:span></text:p>
      <text:p text:style-name="P3"><text:span text:style-name="T4"><text:tab/><text:tab/>f-&gt;printInfo();</text:span></text:p>
      <text:p text:style-name="P3"><text:span text:style-name="T4"><text:tab/><text:tab/>currentPtr = currentPtr-&gt;getNextptr();</text:span></text:p>
      <text:p text:style-name="P3"><text:span text:style-name="T4"><text:tab/>}</text:span></text:p>
      <text:p text:style-name="P3"><text:span text:style-name="T4">}</text:span></text:p>
      <text:p text:style-name="P3"><text:span text:style-name="T4">*/</text:span></text:p>
      <text:p text:style-name="P3"><text:span text:style-name="T4">// printMeFirst.h</text:span></text:p>
      <text:p text:style-name="P3"><text:span text:style-name="T4">#include &lt;iostream&gt; </text:span></text:p>
      <text:p text:style-name="P3"><text:span text:style-name="T4">#include &lt;string&gt;</text:span></text:p>
      <text:p text:style-name="P3"><text:span text:style-name="T4">#include &lt;iomanip&gt; <text:s/></text:span></text:p>
      <text:p text:style-name="P3"><text:span text:style-name="T4">#include &lt;ctime&gt; </text:span></text:p>
      <text:p text:style-name="P3"><text:span text:style-name="T4">#ifndef PRINTMEFIRST_H</text:span></text:p>
      <text:p text:style-name="P3"><text:span text:style-name="T4">#define PRINTMEFIRST_H</text:span></text:p>
      <text:p text:style-name="P3"><text:span text:style-name="T4"/></text:p>
      <text:p text:style-name="P3"><text:span text:style-name="T4">using namespace std; </text:span></text:p>
      <text:p text:style-name="P3"><text:span text:style-name="T4"/></text:p>
      <text:p text:style-name="P3"><text:span text:style-name="T4">void printMeFirst(string name, string courseInfo);</text:span></text:p>
      <text:p text:style-name="P3"><text:span text:style-name="T4"/></text:p>
      <text:p text:style-name="P3"><text:span text:style-name="T4">#endif </text:span></text:p>
      <text:p text:style-name="P3"><text:soft-page-break/><text:span text:style-name="T4">// printMeFirst.cpp</text:span></text:p>
      <text:p text:style-name="P3"><text:span text:style-name="T4">#include "printMeFirst.h"</text:span></text:p>
      <text:p text:style-name="P3"><text:span text:style-name="T4"/></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Print out the programmer’s information such as name, class information</text:span></text:p>
      <text:p text:style-name="P3"><text:span text:style-name="T4"/></text:p>
      <text:p text:style-name="P3"><text:span text:style-name="T4"><text:s text:c="7"/>and date/time the program is run</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name - <text:s/>the name of the programmer</text:span></text:p>
      <text:p text:style-name="P3"><text:span text:style-name="T4"/></text:p>
      <text:p text:style-name="P3"><text:span text:style-name="T4"><text:s text:c="3"/>@param courseInfo - <text:s/>the name of the course</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text:p>
      <text:p text:style-name="P3"><text:span text:style-name="T4">void printMeFirst(string name, string courseInfo)</text:span></text:p>
      <text:p text:style-name="P3"><text:span text:style-name="T4"/></text:p>
      <text:p text:style-name="P3"><text:span text:style-name="T4">{</text:span></text:p>
      <text:p text:style-name="P3"><text:span text:style-name="T4"/></text:p>
      <text:p text:style-name="P3"><text:span text:style-name="T4">cout &lt;&lt;" Program written by: "&lt;&lt; name &lt;&lt; endl; // put your name here</text:span></text:p>
      <text:p text:style-name="P3"><text:span text:style-name="T4"/></text:p>
      <text:p text:style-name="P3"><text:soft-page-break/><text:span text:style-name="T4">cout &lt;&lt;" Course info: "&lt;&lt; courseInfo &lt;&lt; endl;</text:span></text:p>
      <text:p text:style-name="P3"><text:span text:style-name="T4"/></text:p>
      <text:p text:style-name="P3"><text:span text:style-name="T4">time_t now = time(0); <text:s/>// current date/time based on current system</text:span></text:p>
      <text:p text:style-name="P3"><text:span text:style-name="T4"/></text:p>
      <text:p text:style-name="P3"><text:span text:style-name="T4">char* dt = ctime(&amp;now); // convert now to string for</text:span></text:p>
      <text:p text:style-name="P3"><text:span text:style-name="T4"/></text:p>
      <text:p text:style-name="P3"><text:span text:style-name="T4"><text:s text:c="3"/>cout &lt;&lt; " Date: " &lt;&lt; dt &lt;&lt; endl;</text:span></text:p>
      <text:p text:style-name="P3"><text:span text:style-name="T4"/></text:p>
      <text:p text:style-name="P3"><text:span text:style-name="T4">}</text:span></text:p>
      <text:p text:style-name="P3"><text:span text:style-name="T4">// LinkedList.h</text:span></text:p>
      <text:p text:style-name="P3"><text:span text:style-name="T4">#include &lt;iostream&gt;</text:span></text:p>
      <text:p text:style-name="P3"><text:span text:style-name="T4">#include &lt;typeinfo&gt;</text:span></text:p>
      <text:p text:style-name="P3"><text:span text:style-name="T4"/></text:p>
      <text:p text:style-name="P3"><text:span text:style-name="T4">#ifndef LINKEDLIST_H</text:span></text:p>
      <text:p text:style-name="P3"><text:span text:style-name="T4">#define LINKEDLIST_H</text:span></text:p>
      <text:p text:style-name="P3"><text:span text:style-name="T4"/></text:p>
      <text:p text:style-name="P3"><text:span text:style-name="T4">using namespace std;</text:span></text:p>
      <text:p text:style-name="P3"><text:span text:style-name="T4"/></text:p>
      <text:p text:style-name="P3"><text:span text:style-name="T4">template&lt; typename T &gt; class List; // forward declaration</text:span></text:p>
      <text:p text:style-name="P3"><text:span text:style-name="T4"/></text:p>
      <text:p text:style-name="P3"><text:span text:style-name="T4">template&lt; typename NODETYPE <text:s/>&gt;</text:span></text:p>
      <text:p text:style-name="P3"><text:span text:style-name="T4">class ListNode </text:span></text:p>
      <text:p text:style-name="P3"><text:span text:style-name="T4">{</text:span></text:p>
      <text:p text:style-name="P3"><text:span text:style-name="T4"/></text:p>
      <text:p text:style-name="P3"><text:span text:style-name="T4">public:</text:span></text:p>
      <text:p text:style-name="P3"><text:span text:style-name="T4"><text:s text:c="3"/>friend class List&lt; NODETYPE &gt;; // make List a friend</text:span></text:p>
      <text:p text:style-name="P3"><text:span text:style-name="T4"><text:s text:c="3"/>ListNode( const NODETYPE &amp; ); // constructor</text:span></text:p>
      <text:p text:style-name="P3"><text:span text:style-name="T4"><text:s text:c="3"/>NODETYPE getData() const; // return the data in the node</text:span></text:p>
      <text:p text:style-name="P3"><text:span text:style-name="T4"/></text:p>
      <text:p text:style-name="P3"><text:span text:style-name="T4"><text:s text:c="3"/>// set nextPtr to nPtr</text:span></text:p>
      <text:p text:style-name="P3"><text:span text:style-name="T4"><text:s text:c="3"/>void setNextPtr( ListNode *nPtr ) </text:span></text:p>
      <text:p text:style-name="P3"><text:soft-page-break/><text:span text:style-name="T4"><text:s text:c="3"/>{ </text:span></text:p>
      <text:p text:style-name="P3"><text:span text:style-name="T4"><text:s text:c="6"/>nextPtr = nPtr; </text:span></text:p>
      <text:p text:style-name="P3"><text:span text:style-name="T4"><text:s text:c="3"/>} // end function setNextPtr</text:span></text:p>
      <text:p text:style-name="P3"><text:span text:style-name="T4"><text:s text:c="3"/></text:span></text:p>
      <text:p text:style-name="P3"><text:span text:style-name="T4"><text:s text:c="3"/>// return nextPtr</text:span></text:p>
      <text:p text:style-name="P3"><text:span text:style-name="T4"><text:s text:c="3"/>ListNode *getNextPtr() const </text:span></text:p>
      <text:p text:style-name="P3"><text:span text:style-name="T4"><text:s text:c="3"/>{ </text:span></text:p>
      <text:p text:style-name="P3"><text:span text:style-name="T4"><text:s text:c="6"/>return nextPtr; </text:span></text:p>
      <text:p text:style-name="P3"><text:span text:style-name="T4"><text:s text:c="3"/>} // end function getNextPtr</text:span></text:p>
      <text:p text:style-name="P3"><text:span text:style-name="T4"/></text:p>
      <text:p text:style-name="P3"><text:span text:style-name="T4">private:</text:span></text:p>
      <text:p text:style-name="P3"><text:span text:style-name="T4"><text:s text:c="3"/>NODETYPE data; // data</text:span></text:p>
      <text:p text:style-name="P3"><text:span text:style-name="T4"><text:s text:c="3"/>int key; // used for key for the list</text:span></text:p>
      <text:p text:style-name="P3"><text:span text:style-name="T4"><text:s text:c="3"/>ListNode *nextPtr; // next node in the list</text:span></text:p>
      <text:p text:style-name="P3"><text:span text:style-name="T4">}; // end class ListNode</text:span></text:p>
      <text:p text:style-name="P3"><text:span text:style-name="T4"/></text:p>
      <text:p text:style-name="P3"><text:span text:style-name="T4">template&lt; typename NODETYPE <text:s/>&gt;</text:span></text:p>
      <text:p text:style-name="P3"><text:span text:style-name="T4">class List </text:span></text:p>
      <text:p text:style-name="P3"><text:span text:style-name="T4">{</text:span></text:p>
      <text:p text:style-name="P3"><text:span text:style-name="T4">public:</text:span></text:p>
      <text:p text:style-name="P3"><text:span text:style-name="T4"><text:s text:c="3"/>List(); // default constructor</text:span></text:p>
      <text:p text:style-name="P3"><text:span text:style-name="T4"><text:s text:c="3"/>List( const List&lt; NODETYPE &gt; &amp; ); // copy constructor</text:span></text:p>
      <text:p text:style-name="P3"><text:span text:style-name="T4"><text:s text:c="3"/>~List(); // destructor</text:span></text:p>
      <text:p text:style-name="P3"><text:span text:style-name="T4"/></text:p>
      <text:p text:style-name="P3"><text:span text:style-name="T4"><text:s text:c="3"/>void insertAtFront( const NODETYPE &amp;, int );</text:span></text:p>
      <text:p text:style-name="P3"><text:span text:style-name="T4"><text:s text:c="3"/>void insertAtBack( const NODETYPE &amp;, int );</text:span></text:p>
      <text:p text:style-name="P3"><text:span text:style-name="T4"><text:s text:c="3"/>bool removeFromFront( NODETYPE &amp; );</text:span></text:p>
      <text:p text:style-name="P3"><text:span text:style-name="T4"><text:s text:c="3"/>bool removeFromBack( NODETYPE &amp; );</text:span></text:p>
      <text:p text:style-name="P3"><text:span text:style-name="T4"><text:s text:c="3"/>bool isEmpty() const;</text:span></text:p>
      <text:p text:style-name="P3"><text:span text:style-name="T4"><text:s text:c="3"/>void print() const;</text:span></text:p>
      <text:p text:style-name="P3"><text:span text:style-name="T4"><text:s text:c="3"/>void printPtrFunc( <text:s text:c="2"/>);</text:span></text:p>
      <text:p text:style-name="P3"><text:soft-page-break/><text:span text:style-name="T4"><text:s text:c="3"/>void printNoteInfo( <text:s text:c="2"/>);</text:span></text:p>
      <text:p text:style-name="P3"><text:span text:style-name="T4"><text:s text:c="3"/>NODETYPE * getInfo(int myKey);</text:span></text:p>
      <text:p text:style-name="P3"><text:span text:style-name="T4"><text:s text:c="6"/>// return nextPtr</text:span></text:p>
      <text:p text:style-name="P3"><text:span text:style-name="T4"><text:s text:c="3"/>ListNode&lt; NODETYPE &gt; <text:s/>*getFirstPtr() const </text:span></text:p>
      <text:p text:style-name="P3"><text:span text:style-name="T4"><text:s text:c="3"/>{ </text:span></text:p>
      <text:p text:style-name="P3"><text:span text:style-name="T4"><text:s text:c="6"/>return firstPtr; </text:span></text:p>
      <text:p text:style-name="P3"><text:span text:style-name="T4"><text:s text:c="3"/>} // end function getNextPtr</text:span></text:p>
      <text:p text:style-name="P3"><text:span text:style-name="T4"><text:s text:c="3"/></text:span></text:p>
      <text:p text:style-name="P3"><text:span text:style-name="T4"><text:s/>protected:</text:span></text:p>
      <text:p text:style-name="P3"><text:span text:style-name="T4"><text:s text:c="3"/>ListNode&lt; NODETYPE &gt; *firstPtr; // pointer to first node</text:span></text:p>
      <text:p text:style-name="P3"><text:span text:style-name="T4"><text:s text:c="3"/>ListNode&lt; NODETYPE &gt; *lastPtr; // pointer to last node</text:span></text:p>
      <text:p text:style-name="P3"><text:span text:style-name="T4"/></text:p>
      <text:p text:style-name="P3"><text:span text:style-name="T4"><text:s text:c="3"/>// Utility function to allocate a new node</text:span></text:p>
      <text:p text:style-name="P3"><text:span text:style-name="T4"><text:s text:c="3"/>ListNode&lt; NODETYPE &gt; *getNewNode( const NODETYPE &amp;, int );</text:span></text:p>
      <text:p text:style-name="P3"><text:span text:style-name="T4">}; // end class template List</text:span></text:p>
      <text:p text:style-name="P3"><text:span text:style-name="T4"/></text:p>
      <text:p text:style-name="P3"><text:span text:style-name="T4">#endif</text:span></text:p>
      <text:p text:style-name="P3"><text:span text:style-name="T4">//LinkedList.hpp</text:span></text:p>
      <text:p text:style-name="P3"><text:span text:style-name="T4"/></text:p>
      <text:p text:style-name="P3"><text:span text:style-name="T4">#ifndef LINKEDLIST_HPP</text:span></text:p>
      <text:p text:style-name="P3"><text:span text:style-name="T4">#define LINKEDLIST_HPP</text:span></text:p>
      <text:p text:style-name="P3"><text:span text:style-name="T4"/></text:p>
      <text:p text:style-name="P3"><text:span text:style-name="T4">#include "LinkedList.h"</text:span></text:p>
      <text:p text:style-name="P3"><text:span text:style-name="T4"/></text:p>
      <text:p text:style-name="P3"><text:span text:style-name="T4"/></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Assign node data the address of node info which is assigned</text:span></text:p>
      <text:p text:style-name="P3"><text:span text:style-name="T4"><text:s text:c="7"/>to the address of the variables where we set our info for our class </text:span></text:p>
      <text:p text:style-name="P3"><text:soft-page-break/><text:span text:style-name="T4"><text:s text:c="7"/>and set nextPtr to NULL.</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p>
      <text:p text:style-name="P3"><text:span text:style-name="T4"/></text:p>
      <text:p text:style-name="P3"><text:span text:style-name="T4"><text:s text:c="3"/>@param &amp;info - node address, assigned the content of our class setInfo</text:span></text:p>
      <text:p text:style-name="P3"><text:span text:style-name="T4"><text:s text:c="18"/>function.</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constructor</text:span></text:p>
      <text:p text:style-name="P3"><text:span text:style-name="T4">template&lt; typename NODETYPE &gt;</text:span></text:p>
      <text:p text:style-name="P3"><text:span text:style-name="T4">ListNode&lt; NODETYPE &gt;::ListNode( const NODETYPE &amp;info )</text:span></text:p>
      <text:p text:style-name="P3"><text:span text:style-name="T4">{</text:span></text:p>
      <text:p text:style-name="P3"><text:span text:style-name="T4"><text:s text:c="3"/>data = info;</text:span></text:p>
      <text:p text:style-name="P3"><text:span text:style-name="T4"><text:s text:c="3"/>nextPtr = 0;</text:span></text:p>
      <text:p text:style-name="P3"><text:span text:style-name="T4">} // end constructor</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Get data and return it</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oft-page-break/><text:span text:style-name="T4"><text:s/></text:span></text:p>
      <text:p text:style-name="P3"><text:span text:style-name="T4"/></text:p>
      <text:p text:style-name="P3"><text:span text:style-name="T4"><text:s text:c="3"/>@param - none</text:span></text:p>
      <text:p text:style-name="P3"><text:span text:style-name="T4"/></text:p>
      <text:p text:style-name="P3"><text:span text:style-name="T4"><text:s text:c="3"/>@return - data</text:span></text:p>
      <text:p text:style-name="P3"><text:span text:style-name="T4"/></text:p>
      <text:p text:style-name="P3"><text:span text:style-name="T4">*/</text:span></text:p>
      <text:p text:style-name="P3"><text:span text:style-name="T4">// return a copy of the data in the node</text:span></text:p>
      <text:p text:style-name="P3"><text:span text:style-name="T4">template&lt; typename NODETYPE &gt;</text:span></text:p>
      <text:p text:style-name="P3"><text:span text:style-name="T4">NODETYPE ListNode&lt; NODETYPE &gt;::getData() const </text:span></text:p>
      <text:p text:style-name="P3"><text:span text:style-name="T4">{ </text:span></text:p>
      <text:p text:style-name="P3"><text:span text:style-name="T4"><text:s text:c="3"/>return data; </text:span></text:p>
      <text:p text:style-name="P3"><text:span text:style-name="T4">} // end function getData</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Constructor for list. To assign firstPtr and lastPtr to NULL.</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 none</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default constructor</text:span></text:p>
      <text:p text:style-name="P3"><text:soft-page-break/><text:span text:style-name="T4">template&lt; typename NODETYPE &gt;</text:span></text:p>
      <text:p text:style-name="P3"><text:span text:style-name="T4">List&lt; NODETYPE &gt;::List() </text:span></text:p>
      <text:p text:style-name="P3"><text:span text:style-name="T4">{ </text:span></text:p>
      <text:p text:style-name="P3"><text:span text:style-name="T4"><text:s text:c="3"/>firstPtr = lastPtr = 0; </text:span></text:p>
      <text:p text:style-name="P3"><text:span text:style-name="T4">} // end constructor</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insertAtBack our data by using currentPtr-&gt;data and then by pointing</text:span></text:p>
      <text:p text:style-name="P3"><text:span text:style-name="T4"><text:s text:c="7"/>it to the nextPtr via currentPtr-&gt;nextPtr. <text:s/></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 none</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copy constructor</text:span></text:p>
      <text:p text:style-name="P3"><text:span text:style-name="T4">template&lt; typename NODETYPE &gt;</text:span></text:p>
      <text:p text:style-name="P3"><text:span text:style-name="T4">List&lt; NODETYPE &gt;::List( const List&lt;NODETYPE&gt; &amp;copy )</text:span></text:p>
      <text:p text:style-name="P3"><text:span text:style-name="T4">{</text:span></text:p>
      <text:p text:style-name="P3"><text:span text:style-name="T4"><text:s text:c="3"/>firstPtr = lastPtr = 0; // initialize pointers</text:span></text:p>
      <text:p text:style-name="P3"><text:span text:style-name="T4"/></text:p>
      <text:p text:style-name="P3"><text:span text:style-name="T4"><text:s text:c="3"/>ListNode&lt; NODETYPE &gt; *currentPtr = copy.firstPtr;</text:span></text:p>
      <text:p text:style-name="P3"><text:span text:style-name="T4"/></text:p>
      <text:p text:style-name="P3"><text:soft-page-break/><text:span text:style-name="T4"><text:s text:c="3"/>// insert into the list</text:span></text:p>
      <text:p text:style-name="P3"><text:span text:style-name="T4"><text:s text:c="3"/>while ( currentPtr != 0 ) </text:span></text:p>
      <text:p text:style-name="P3"><text:span text:style-name="T4"><text:s text:c="3"/>{</text:span></text:p>
      <text:p text:style-name="P3"><text:span text:style-name="T4"><text:s text:c="6"/>insertAtBack( currentPtr-&gt;data );</text:span></text:p>
      <text:p text:style-name="P3"><text:span text:style-name="T4"><text:s text:c="6"/>currentPtr = currentPtr-&gt;nextPtr;</text:span></text:p>
      <text:p text:style-name="P3"><text:span text:style-name="T4"><text:s text:c="3"/>} // end while</text:span></text:p>
      <text:p text:style-name="P3"><text:span text:style-name="T4">} // end List copy constructor</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Desconstructor. Print "Destroying nodes..."" when program exits </text:span></text:p>
      <text:p text:style-name="P3"><text:span text:style-name="T4"><text:s text:c="7"/>and destroy nodes by using tempPtr. Since is assigned the value pointed by</text:span></text:p>
      <text:p text:style-name="P3"><text:span text:style-name="T4"><text:s text:c="7"/>currentPtr, and when currentPtr points to data. We can delete it by saying</text:span></text:p>
      <text:p text:style-name="P3"><text:span text:style-name="T4"><text:s text:c="7"/>delete tempPtr.</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 none</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destructor</text:span></text:p>
      <text:p text:style-name="P3"><text:span text:style-name="T4">template&lt; typename NODETYPE &gt;</text:span></text:p>
      <text:p text:style-name="P3"><text:span text:style-name="T4">List&lt; NODETYPE &gt;::~List()</text:span></text:p>
      <text:p text:style-name="P3"><text:span text:style-name="T4">{</text:span></text:p>
      <text:p text:style-name="P3"><text:soft-page-break/><text:span text:style-name="T4"><text:s text:c="3"/>if ( !isEmpty() ) // List is not empty</text:span></text:p>
      <text:p text:style-name="P3"><text:span text:style-name="T4"><text:s text:c="3"/>{</text:span></text:p>
      <text:p text:style-name="P3"><text:span text:style-name="T4"><text:s text:c="6"/>cout &lt;&lt; "Destroying nodes ...\n";</text:span></text:p>
      <text:p text:style-name="P3"><text:span text:style-name="T4"/></text:p>
      <text:p text:style-name="P3"><text:span text:style-name="T4"><text:s text:c="6"/>ListNode&lt; NODETYPE &gt; *currentPtr = firstPtr;</text:span></text:p>
      <text:p text:style-name="P3"><text:span text:style-name="T4"><text:s text:c="6"/>ListNode&lt; NODETYPE &gt; *tempPtr;</text:span></text:p>
      <text:p text:style-name="P3"><text:span text:style-name="T4"/></text:p>
      <text:p text:style-name="P3"><text:span text:style-name="T4"><text:s text:c="6"/>while ( currentPtr != 0 ) // delete remaining nodes</text:span></text:p>
      <text:p text:style-name="P3"><text:span text:style-name="T4"><text:s text:c="6"/>{</text:span></text:p>
      <text:p text:style-name="P3"><text:span text:style-name="T4"><text:s text:c="9"/>tempPtr = currentPtr;</text:span></text:p>
      <text:p text:style-name="P3"><text:span text:style-name="T4">// <text:s text:c="8"/>cout &lt;&lt; tempPtr-&gt;data &lt;&lt; ' ';</text:span></text:p>
      <text:p text:style-name="P3"><text:span text:style-name="T4"><text:s text:c="9"/>currentPtr = currentPtr-&gt;nextPtr;</text:span></text:p>
      <text:p text:style-name="P3"><text:span text:style-name="T4"><text:s text:c="9"/>delete tempPtr;</text:span></text:p>
      <text:p text:style-name="P3"><text:span text:style-name="T4"><text:s text:c="6"/>} // end while</text:span></text:p>
      <text:p text:style-name="P3"><text:span text:style-name="T4"><text:s text:c="3"/>} // end if</text:span></text:p>
      <text:p text:style-name="P3"><text:span text:style-name="T4"/></text:p>
      <text:p text:style-name="P3"><text:span text:style-name="T4"><text:s text:c="3"/>cout &lt;&lt; "\nAll nodes destroyed\n\n";</text:span></text:p>
      <text:p text:style-name="P3"><text:span text:style-name="T4">} // end destructor/**</text:span></text:p>
      <text:p text:style-name="P3"><text:span text:style-name="T4">/*</text:span></text:p>
      <text:p text:style-name="P3"><text:span text:style-name="T4"><text:s text:c="3"/>Purpose:</text:span></text:p>
      <text:p text:style-name="P3"><text:span text:style-name="T4"/></text:p>
      <text:p text:style-name="P3"><text:span text:style-name="T4"><text:s text:c="7"/>Insert our desired node at the front of the list. </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amp;value - The node we are adding to the the front of the list</text:span></text:p>
      <text:p text:style-name="P3"><text:span text:style-name="T4"/></text:p>
      <text:p text:style-name="P3"><text:soft-page-break/><text:span text:style-name="T4"><text:s text:c="3"/>@param key - ID key for list</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Insert a node at the front of the list</text:span></text:p>
      <text:p text:style-name="P3"><text:span text:style-name="T4">template&lt; typename NODETYPE &gt;</text:span></text:p>
      <text:p text:style-name="P3"><text:span text:style-name="T4">void List&lt; NODETYPE &gt;::insertAtFront( const NODETYPE &amp;value, int key)</text:span></text:p>
      <text:p text:style-name="P3"><text:span text:style-name="T4">{</text:span></text:p>
      <text:p text:style-name="P3"><text:span text:style-name="T4"><text:s text:c="3"/>ListNode&lt;NODETYPE&gt; *newPtr = getNewNode( value, key );</text:span></text:p>
      <text:p text:style-name="P3"><text:span text:style-name="T4"/></text:p>
      <text:p text:style-name="P3"><text:span text:style-name="T4"><text:s text:c="3"/>if ( isEmpty() ) // List is empty</text:span></text:p>
      <text:p text:style-name="P3"><text:span text:style-name="T4"><text:s text:c="6"/>firstPtr = lastPtr = newPtr;</text:span></text:p>
      <text:p text:style-name="P3"><text:span text:style-name="T4"><text:s text:c="3"/>else // List is not empty</text:span></text:p>
      <text:p text:style-name="P3"><text:span text:style-name="T4"><text:s text:c="3"/>{</text:span></text:p>
      <text:p text:style-name="P3"><text:span text:style-name="T4"><text:s text:c="6"/>newPtr-&gt;nextPtr = firstPtr;</text:span></text:p>
      <text:p text:style-name="P3"><text:span text:style-name="T4"><text:s text:c="6"/>firstPtr = newPtr;</text:span></text:p>
      <text:p text:style-name="P3"><text:span text:style-name="T4"><text:s text:c="3"/>} // end else</text:span></text:p>
      <text:p text:style-name="P3"><text:span text:style-name="T4">} // end function insertAtFront</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Insert a node at the back of the list.</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oft-page-break/><text:span text:style-name="T4"><text:s text:c="3"/>@param &amp;value - The node we are adding to the back of the list</text:span></text:p>
      <text:p text:style-name="P3"><text:span text:style-name="T4"/></text:p>
      <text:p text:style-name="P3"><text:span text:style-name="T4"><text:s text:c="3"/>@param key - ID key for list</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Insert a node at the back of the list</text:span></text:p>
      <text:p text:style-name="P3"><text:span text:style-name="T4">template&lt; typename NODETYPE &gt;</text:span></text:p>
      <text:p text:style-name="P3"><text:span text:style-name="T4">void List&lt; NODETYPE &gt;::insertAtBack( const NODETYPE &amp;value, int key)</text:span></text:p>
      <text:p text:style-name="P3"><text:span text:style-name="T4">{</text:span></text:p>
      <text:p text:style-name="P3"><text:span text:style-name="T4"><text:tab/>ListNode&lt;NODETYPE&gt; *newPtr = getNewNode( value, key );</text:span></text:p>
      <text:p text:style-name="P3"><text:span text:style-name="T4"><text:s text:c="2"/>/*</text:span></text:p>
      <text:p text:style-name="P3"><text:span text:style-name="T4"><text:s text:c="3"/>* YOU MUST IMPLEMENT THIS FUNCTION AS </text:span></text:p>
      <text:p text:style-name="P3"><text:span text:style-name="T4"><text:s text:c="3"/>* PART OF THIS LAB</text:span></text:p>
      <text:p text:style-name="P3"><text:span text:style-name="T4"><text:s text:c="3"/>* */</text:span></text:p>
      <text:p text:style-name="P3"><text:span text:style-name="T4"><text:s text:c="2"/>if ( isEmpty() )</text:span></text:p>
      <text:p text:style-name="P3"><text:span text:style-name="T4"><text:s text:c="2"/><text:tab/>firstPtr = lastPtr = newPtr;</text:span></text:p>
      <text:p text:style-name="P3"><text:span text:style-name="T4"><text:s text:c="2"/>else</text:span></text:p>
      <text:p text:style-name="P3"><text:span text:style-name="T4"><text:s text:c="2"/>{</text:span></text:p>
      <text:p text:style-name="P3"><text:span text:style-name="T4"><text:s text:c="2"/><text:tab/>lastPtr-&gt;nextPtr = newPtr;</text:span></text:p>
      <text:p text:style-name="P3"><text:span text:style-name="T4"><text:s text:c="2"/><text:tab/>lastPtr = newPtr;</text:span></text:p>
      <text:p text:style-name="P3"><text:span text:style-name="T4"><text:s text:c="2"/>}</text:span></text:p>
      <text:p text:style-name="P3"><text:span text:style-name="T4"><text:s text:c="2"/></text:span></text:p>
      <text:p text:style-name="P3"><text:span text:style-name="T4">} // end function insertAtBack</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Remove a node from the front of the list</text:span></text:p>
      <text:p text:style-name="P3"><text:span text:style-name="T4"/></text:p>
      <text:p text:style-name="P3"><text:soft-page-break/><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amp;value - node we are removing</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Delete a node from the front of the list</text:span></text:p>
      <text:p text:style-name="P3"><text:span text:style-name="T4">template&lt; typename NODETYPE &gt;</text:span></text:p>
      <text:p text:style-name="P3"><text:span text:style-name="T4">bool List&lt; NODETYPE &gt;::removeFromFront( NODETYPE &amp;value )</text:span></text:p>
      <text:p text:style-name="P3"><text:span text:style-name="T4">{</text:span></text:p>
      <text:p text:style-name="P3"><text:span text:style-name="T4"><text:s text:c="3"/>if ( isEmpty() ) // List is empty</text:span></text:p>
      <text:p text:style-name="P3"><text:span text:style-name="T4"><text:s text:c="6"/>return false; // delete unsuccessful</text:span></text:p>
      <text:p text:style-name="P3"><text:span text:style-name="T4"><text:s text:c="3"/>else </text:span></text:p>
      <text:p text:style-name="P3"><text:span text:style-name="T4"><text:s text:c="3"/>{</text:span></text:p>
      <text:p text:style-name="P3"><text:span text:style-name="T4"><text:s text:c="6"/>ListNode&lt; NODETYPE &gt; *tempPtr = firstPtr;</text:span></text:p>
      <text:p text:style-name="P3"><text:span text:style-name="T4"/></text:p>
      <text:p text:style-name="P3"><text:span text:style-name="T4"><text:s text:c="6"/>if ( firstPtr == lastPtr )</text:span></text:p>
      <text:p text:style-name="P3"><text:span text:style-name="T4"><text:s text:c="9"/>firstPtr = lastPtr = 0;</text:span></text:p>
      <text:p text:style-name="P3"><text:span text:style-name="T4"><text:s text:c="6"/>else</text:span></text:p>
      <text:p text:style-name="P3"><text:span text:style-name="T4"><text:s text:c="9"/>firstPtr = firstPtr-&gt;nextPtr;</text:span></text:p>
      <text:p text:style-name="P3"><text:span text:style-name="T4"/></text:p>
      <text:p text:style-name="P3"><text:span text:style-name="T4"><text:s text:c="6"/>value = tempPtr-&gt;data; // data being removed</text:span></text:p>
      <text:p text:style-name="P3"><text:span text:style-name="T4"/></text:p>
      <text:p text:style-name="P3"><text:span text:style-name="T4"><text:s text:c="6"/>delete tempPtr;</text:span></text:p>
      <text:p text:style-name="P3"><text:span text:style-name="T4"><text:s text:c="6"/>return true; // delete successful</text:span></text:p>
      <text:p text:style-name="P3"><text:span text:style-name="T4"><text:s text:c="3"/>} // end else</text:span></text:p>
      <text:p text:style-name="P3"><text:soft-page-break/><text:span text:style-name="T4">} // end function removeFromFront</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Remove node from the back of the list</text:span></text:p>
      <text:p text:style-name="P3"><text:span text:style-name="T4"/></text:p>
      <text:p text:style-name="P3"><text:span text:style-name="T4"><text:s text:c="3"/>@author Ron Sha</text:span></text:p>
      <text:p text:style-name="P3"><text:span text:style-name="T4"/></text:p>
      <text:p text:style-name="P3"><text:span text:style-name="T4"><text:s text:c="3"/>@editted by Kenneth Surban</text:span></text:p>
      <text:p text:style-name="P3"><text:span text:style-name="T4"/></text:p>
      <text:p text:style-name="P3"><text:span text:style-name="T4"><text:s text:c="3"/>@version 1.0 5/11/2017</text:span></text:p>
      <text:p text:style-name="P3"><text:span text:style-name="T4"/></text:p>
      <text:p text:style-name="P3"><text:span text:style-name="T4"><text:s/></text:span></text:p>
      <text:p text:style-name="P3"><text:span text:style-name="T4"/></text:p>
      <text:p text:style-name="P3"><text:span text:style-name="T4"><text:s text:c="3"/>@param &amp;value - desired node to remove from the back of the list</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delete a node from the back of the list</text:span></text:p>
      <text:p text:style-name="P3"><text:span text:style-name="T4">template&lt; typename NODETYPE &gt;</text:span></text:p>
      <text:p text:style-name="P3"><text:span text:style-name="T4">bool List&lt; NODETYPE &gt;::removeFromBack( NODETYPE &amp;value )</text:span></text:p>
      <text:p text:style-name="P3"><text:span text:style-name="T4">{</text:span></text:p>
      <text:p text:style-name="P3"><text:span text:style-name="T4"><text:tab/></text:span></text:p>
      <text:p text:style-name="P3"><text:span text:style-name="T4"><text:tab/>/*</text:span></text:p>
      <text:p text:style-name="P3"><text:span text:style-name="T4"><text:tab/> * Implement this function. <text:s/>Use removeFromFront as an</text:span></text:p>
      <text:p text:style-name="P3"><text:span text:style-name="T4"><text:tab/> * example in implemeting this function</text:span></text:p>
      <text:p text:style-name="P3"><text:span text:style-name="T4"><text:tab/> * */</text:span></text:p>
      <text:p text:style-name="P3"><text:span text:style-name="T4"><text:tab/> </text:span></text:p>
      <text:p text:style-name="P3"><text:span text:style-name="T4"><text:tab/> </text:span></text:p>
      <text:p text:style-name="P3"><text:soft-page-break/><text:span text:style-name="T4"><text:s text:c="3"/>if ( isEmpty() )</text:span></text:p>
      <text:p text:style-name="P3"><text:span text:style-name="T4"><text:s text:c="6"/>return false; // delete unsuccessful</text:span></text:p>
      <text:p text:style-name="P3"><text:span text:style-name="T4"><text:s text:c="3"/>else </text:span></text:p>
      <text:p text:style-name="P3"><text:span text:style-name="T4"><text:s text:c="3"/>{</text:span></text:p>
      <text:p text:style-name="P3"><text:span text:style-name="T4"><text:s text:c="6"/>ListNode&lt; NODETYPE &gt; *tempPtr = lastPtr;</text:span></text:p>
      <text:p text:style-name="P3"><text:span text:style-name="T4"/></text:p>
      <text:p text:style-name="P3"><text:span text:style-name="T4"><text:s text:c="6"/>if ( firstPtr == lastPtr )</text:span></text:p>
      <text:p text:style-name="P3"><text:span text:style-name="T4"><text:s text:c="9"/>firstPtr = lastPtr = 0;</text:span></text:p>
      <text:p text:style-name="P3"><text:span text:style-name="T4"><text:s text:c="6"/>else </text:span></text:p>
      <text:p text:style-name="P3"><text:span text:style-name="T4"><text:s text:c="6"/>{</text:span></text:p>
      <text:p text:style-name="P3"><text:span text:style-name="T4"><text:tab/><text:tab/> <text:s/></text:span></text:p>
      <text:p text:style-name="P3"><text:span text:style-name="T4"><text:s text:c="9"/>ListNode&lt; NODETYPE &gt; *currentPtr = firstPtr;</text:span></text:p>
      <text:p text:style-name="P3"><text:span text:style-name="T4"/></text:p>
      <text:p text:style-name="P3"><text:span text:style-name="T4"><text:tab/>/* <text:s/>this is where you need add more code</text:span></text:p>
      <text:p text:style-name="P3"><text:span text:style-name="T4"><text:tab/> * First, you need to start from the beginning of the linked list,</text:span></text:p>
      <text:p text:style-name="P3"><text:span text:style-name="T4"><text:tab/> * and traverse until the node before the last node.</text:span></text:p>
      <text:p text:style-name="P3"><text:span text:style-name="T4"><text:tab/> * </text:span></text:p>
      <text:p text:style-name="P3"><text:span text:style-name="T4"><text:tab/> * Once you got to the node before the last node, you need to </text:span></text:p>
      <text:p text:style-name="P3"><text:span text:style-name="T4"><text:tab/> * point the node before last node to the last node so you can </text:span></text:p>
      <text:p text:style-name="P3"><text:span text:style-name="T4"><text:tab/> * remove the last node</text:span></text:p>
      <text:p text:style-name="P3"><text:span text:style-name="T4"><text:tab/> * </text:span></text:p>
      <text:p text:style-name="P3"><text:span text:style-name="T4"><text:tab/> * */</text:span></text:p>
      <text:p text:style-name="P3"><text:span text:style-name="T4"><text:tab/> <text:tab/>while(currentPtr -&gt; nextPtr != lastPtr){</text:span></text:p>
      <text:p text:style-name="P3"><text:span text:style-name="T4"><text:tab/> <text:tab/><text:tab/>currentPtr = currentPtr -&gt; nextPtr;</text:span></text:p>
      <text:p text:style-name="P3"><text:span text:style-name="T4"><text:s text:c="4"/>}</text:span></text:p>
      <text:p text:style-name="P3"><text:span text:style-name="T4"><text:tab/> <text:tab/>lastPtr = currentPtr;</text:span></text:p>
      <text:p text:style-name="P3"><text:span text:style-name="T4"><text:tab/> <text:tab/>currentPtr-&gt;nextPtr = NULL;</text:span></text:p>
      <text:p text:style-name="P3"><text:span text:style-name="T4"><text:s text:c="2"/></text:span></text:p>
      <text:p text:style-name="P3"><text:span text:style-name="T4"><text:s text:c="6"/>// your codes here</text:span></text:p>
      <text:p text:style-name="P3"><text:span text:style-name="T4"><text:s text:c="6"/>// more codes</text:span></text:p>
      <text:p text:style-name="P3"><text:span text:style-name="T4"><text:s text:c="2"/></text:span></text:p>
      <text:p text:style-name="P3"><text:soft-page-break/><text:span text:style-name="T4"><text:s text:c="6"/>} // end else</text:span></text:p>
      <text:p text:style-name="P3"><text:span text:style-name="T4"/></text:p>
      <text:p text:style-name="P3"><text:span text:style-name="T4"><text:s text:c="6"/>value = tempPtr-&gt;data;</text:span></text:p>
      <text:p text:style-name="P3"><text:span text:style-name="T4"><text:s text:c="6"/>delete tempPtr;</text:span></text:p>
      <text:p text:style-name="P3"><text:span text:style-name="T4"><text:s text:c="6"/>return true; // delete successful</text:span></text:p>
      <text:p text:style-name="P3"><text:span text:style-name="T4"><text:s text:c="3"/>} // end else</text:span></text:p>
      <text:p text:style-name="P3"><text:span text:style-name="T4">} // end function removeFromBack</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Assign and return firstPtr to NULL if list is empty. </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 none</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Is the List empty?</text:span></text:p>
      <text:p text:style-name="P3"><text:span text:style-name="T4">template&lt; typename NODETYPE &gt;</text:span></text:p>
      <text:p text:style-name="P3"><text:span text:style-name="T4">bool List&lt; NODETYPE &gt;::isEmpty() const </text:span></text:p>
      <text:p text:style-name="P3"><text:span text:style-name="T4">{ </text:span></text:p>
      <text:p text:style-name="P3"><text:span text:style-name="T4"><text:s text:c="3"/>return firstPtr == 0; </text:span></text:p>
      <text:p text:style-name="P3"><text:span text:style-name="T4">} // end function isEmpty</text:span></text:p>
      <text:p text:style-name="P3"><text:span text:style-name="T4">/**</text:span></text:p>
      <text:p text:style-name="P3"><text:soft-page-break/><text:span text:style-name="T4"/></text:p>
      <text:p text:style-name="P3"><text:span text:style-name="T4"><text:s text:c="3"/>Purpose:</text:span></text:p>
      <text:p text:style-name="P3"><text:span text:style-name="T4"/></text:p>
      <text:p text:style-name="P3"><text:span text:style-name="T4"><text:s text:c="7"/>Get new nodes by returning a pointer a new node. </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amp;value - node to retrieve</text:span></text:p>
      <text:p text:style-name="P3"><text:span text:style-name="T4"/></text:p>
      <text:p text:style-name="P3"><text:span text:style-name="T4"><text:s text:c="3"/>@return - ptr</text:span></text:p>
      <text:p text:style-name="P3"><text:span text:style-name="T4"/></text:p>
      <text:p text:style-name="P3"><text:span text:style-name="T4">*/</text:span></text:p>
      <text:p text:style-name="P3"><text:span text:style-name="T4">// Return a pointer to a newly allocated node</text:span></text:p>
      <text:p text:style-name="P3"><text:span text:style-name="T4">template&lt; typename NODETYPE &gt;</text:span></text:p>
      <text:p text:style-name="P3"><text:span text:style-name="T4">ListNode&lt; NODETYPE &gt; *List&lt; NODETYPE &gt;::getNewNode(</text:span></text:p>
      <text:p text:style-name="P3"><text:span text:style-name="T4"><text:s text:c="3"/>const NODETYPE &amp;value, int)</text:span></text:p>
      <text:p text:style-name="P3"><text:span text:style-name="T4">{</text:span></text:p>
      <text:p text:style-name="P3"><text:span text:style-name="T4"><text:s text:c="3"/>ListNode&lt; NODETYPE &gt; *ptr = new ListNode&lt; NODETYPE &gt;( value );</text:span></text:p>
      <text:p text:style-name="P3"><text:span text:style-name="T4"><text:s text:c="3"/>return ptr;</text:span></text:p>
      <text:p text:style-name="P3"><text:span text:style-name="T4">} // end function getNewNode</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Print out if the list is empty and if not print out its elemenets.</text:span></text:p>
      <text:p text:style-name="P3"><text:span text:style-name="T4"/></text:p>
      <text:p text:style-name="P3"><text:span text:style-name="T4"><text:s text:c="3"/>@author Ron Sha</text:span></text:p>
      <text:p text:style-name="P3"><text:soft-page-break/><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 none</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 Display the contents of the List</text:span></text:p>
      <text:p text:style-name="P3"><text:span text:style-name="T4">template&lt; typename NODETYPE &gt;</text:span></text:p>
      <text:p text:style-name="P3"><text:span text:style-name="T4">void List&lt; NODETYPE &gt;::print() const</text:span></text:p>
      <text:p text:style-name="P3"><text:span text:style-name="T4">{</text:span></text:p>
      <text:p text:style-name="P3"><text:span text:style-name="T4"><text:s text:c="3"/>if ( isEmpty() ) // empty list</text:span></text:p>
      <text:p text:style-name="P3"><text:span text:style-name="T4"><text:s text:c="3"/>{</text:span></text:p>
      <text:p text:style-name="P3"><text:span text:style-name="T4"><text:s text:c="6"/>cout &lt;&lt; "The list is empty\n\n";</text:span></text:p>
      <text:p text:style-name="P3"><text:span text:style-name="T4"><text:s text:c="6"/>return;</text:span></text:p>
      <text:p text:style-name="P3"><text:span text:style-name="T4"><text:s text:c="3"/>} // end if</text:span></text:p>
      <text:p text:style-name="P3"><text:span text:style-name="T4"/></text:p>
      <text:p text:style-name="P3"><text:span text:style-name="T4"><text:s text:c="3"/>ListNode&lt; NODETYPE &gt; *currentPtr = firstPtr;</text:span></text:p>
      <text:p text:style-name="P3"><text:span text:style-name="T4"/></text:p>
      <text:p text:style-name="P3"><text:span text:style-name="T4"><text:s text:c="3"/>//cout &lt;&lt; "The list is: ";</text:span></text:p>
      <text:p text:style-name="P3"><text:span text:style-name="T4"/></text:p>
      <text:p text:style-name="P3"><text:span text:style-name="T4"><text:s text:c="3"/>while ( currentPtr != 0 ) // display elements in list</text:span></text:p>
      <text:p text:style-name="P3"><text:span text:style-name="T4"><text:s text:c="3"/>{</text:span></text:p>
      <text:p text:style-name="P3"><text:span text:style-name="T4"><text:s text:c="7"/>int i;</text:span></text:p>
      <text:p text:style-name="P3"><text:span text:style-name="T4"><text:s text:c="7"/>string s;</text:span></text:p>
      <text:p text:style-name="P3"><text:span text:style-name="T4"><text:s text:c="7"/>double d;</text:span></text:p>
      <text:p text:style-name="P3"><text:span text:style-name="T4"><text:s text:c="7"/>char c;</text:span></text:p>
      <text:p text:style-name="P3"><text:span text:style-name="T4"><text:s text:c="7"/>if (typeid(currentPtr-&gt;data).name() == typeid(i).name() ||</text:span></text:p>
      <text:p text:style-name="P3"><text:soft-page-break/><text:span text:style-name="T4"><text:s text:c="11"/>typeid(currentPtr-&gt;data).name() == typeid(d).name() ||</text:span></text:p>
      <text:p text:style-name="P3"><text:span text:style-name="T4"><text:s text:c="11"/>typeid(currentPtr-&gt;data).name() == typeid(s).name() ||</text:span></text:p>
      <text:p text:style-name="P3"><text:span text:style-name="T4"><text:s text:c="11"/>typeid(currentPtr-&gt;data).name() == typeid(c).name())</text:span></text:p>
      <text:p text:style-name="P3"><text:span text:style-name="T4"><text:s text:c="7"/>{</text:span></text:p>
      <text:p text:style-name="P3"><text:span text:style-name="T4"><text:s text:c="8"/>// data value is a simple data type and can be printed</text:span></text:p>
      <text:p text:style-name="P3"><text:span text:style-name="T4"><text:s text:c="8"/>cout &lt;&lt; currentPtr-&gt;data &lt;&lt; ' ';</text:span></text:p>
      <text:p text:style-name="P3"><text:span text:style-name="T4"><text:s text:c="7"/>}</text:span></text:p>
      <text:p text:style-name="P3"><text:span text:style-name="T4"><text:s text:c="7"/>else {</text:span></text:p>
      <text:p text:style-name="P3"><text:span text:style-name="T4"><text:s text:c="9"/>cout &lt;&lt;"Can't print - Not a simple data type (int, string, char, double)\n";</text:span></text:p>
      <text:p text:style-name="P3"><text:span text:style-name="T4"><text:s text:c="7"/>}</text:span></text:p>
      <text:p text:style-name="P3"><text:span text:style-name="T4"><text:s text:c="6"/>currentPtr = currentPtr-&gt;nextPtr;</text:span></text:p>
      <text:p text:style-name="P3"><text:span text:style-name="T4"><text:s text:c="3"/>} // end while</text:span></text:p>
      <text:p text:style-name="P3"><text:span text:style-name="T4"/></text:p>
      <text:p text:style-name="P3"><text:span text:style-name="T4"><text:s text:c="3"/>cout &lt;&lt; "\n\n";</text:span></text:p>
      <text:p text:style-name="P3"><text:span text:style-name="T4">} // end function print</text:span></text:p>
      <text:p text:style-name="P3"><text:span text:style-name="T4"/></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Get info on list if it's empty and return NULL. If it's not point to</text:span></text:p>
      <text:p text:style-name="P3"><text:span text:style-name="T4"><text:s text:c="7"/>the values in data. </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myKey - ID key required to getInfo</text:span></text:p>
      <text:p text:style-name="P3"><text:span text:style-name="T4"/></text:p>
      <text:p text:style-name="P3"><text:soft-page-break/><text:span text:style-name="T4"><text:s text:c="3"/>@return - NULL(if list is empty) otherwise return values of data</text:span></text:p>
      <text:p text:style-name="P3"><text:span text:style-name="T4"/></text:p>
      <text:p text:style-name="P3"><text:span text:style-name="T4">*/ <text:s text:c="2"/></text:span></text:p>
      <text:p text:style-name="P3"><text:span text:style-name="T4">// Display the contents of the List</text:span></text:p>
      <text:p text:style-name="P3"><text:span text:style-name="T4">template&lt; typename NODETYPE &gt;</text:span></text:p>
      <text:p text:style-name="P3"><text:span text:style-name="T4">NODETYPE * List&lt; NODETYPE &gt;::getInfo(int myKey)</text:span></text:p>
      <text:p text:style-name="P3"><text:span text:style-name="T4">{</text:span></text:p>
      <text:p text:style-name="P3"><text:span text:style-name="T4"><text:s text:c="3"/>if ( isEmpty() ) // empty list</text:span></text:p>
      <text:p text:style-name="P3"><text:span text:style-name="T4"><text:s text:c="3"/>{</text:span></text:p>
      <text:p text:style-name="P3"><text:span text:style-name="T4"><text:s text:c="2"/>// <text:s text:c="3"/>cout &lt;&lt; "The list is empty\n\n";</text:span></text:p>
      <text:p text:style-name="P3"><text:span text:style-name="T4"><text:s text:c="6"/>return NULL;</text:span></text:p>
      <text:p text:style-name="P3"><text:span text:style-name="T4"><text:s text:c="3"/>} // end if</text:span></text:p>
      <text:p text:style-name="P3"><text:span text:style-name="T4"><text:s text:c="2"/></text:span></text:p>
      <text:p text:style-name="P3"><text:span text:style-name="T4"><text:s text:c="3"/>ListNode&lt; NODETYPE &gt; *currentPtr = firstPtr;</text:span></text:p>
      <text:p text:style-name="P3"><text:span text:style-name="T4"/></text:p>
      <text:p text:style-name="P3"><text:span text:style-name="T4"><text:s text:c="3"/>//cout &lt;&lt; "The list is: \n";</text:span></text:p>
      <text:p text:style-name="P3"><text:span text:style-name="T4"/></text:p>
      <text:p text:style-name="P3"><text:span text:style-name="T4"><text:s text:c="3"/>while ( currentPtr != 0 ) // display elements in list</text:span></text:p>
      <text:p text:style-name="P3"><text:span text:style-name="T4"><text:s text:c="3"/>{</text:span></text:p>
      <text:p text:style-name="P3"><text:span text:style-name="T4"><text:s text:c="8"/>//if (currentPtr-&gt;key == myKey ) { // found</text:span></text:p>
      <text:p text:style-name="P3"><text:span text:style-name="T4"><text:s text:c="11"/>return (&amp; currentPtr-&gt;data);</text:span></text:p>
      <text:p text:style-name="P3"><text:span text:style-name="T4"><text:s text:c="8"/>//}</text:span></text:p>
      <text:p text:style-name="P3"><text:span text:style-name="T4"><text:s/></text:span></text:p>
      <text:p text:style-name="P3"><text:span text:style-name="T4"><text:s text:c="6"/>currentPtr = currentPtr-&gt;nextPtr;</text:span></text:p>
      <text:p text:style-name="P3"><text:span text:style-name="T4"><text:s text:c="3"/>} // end while</text:span></text:p>
      <text:p text:style-name="P3"><text:span text:style-name="T4"/></text:p>
      <text:p text:style-name="P3"><text:span text:style-name="T4"><text:s text:c="3"/>return NULL; <text:s/>// can't find</text:span></text:p>
      <text:p text:style-name="P3"><text:span text:style-name="T4">} // end function print</text:span></text:p>
      <text:p text:style-name="P3"><text:span text:style-name="T4"/></text:p>
      <text:p text:style-name="P3"><text:span text:style-name="T4"/></text:p>
      <text:p text:style-name="P3"><text:span text:style-name="T4">/**</text:span></text:p>
      <text:p text:style-name="P3"><text:soft-page-break/><text:span text:style-name="T4"/></text:p>
      <text:p text:style-name="P3"><text:span text:style-name="T4"><text:s text:c="3"/>Purpose:</text:span></text:p>
      <text:p text:style-name="P3"><text:span text:style-name="T4"/></text:p>
      <text:p text:style-name="P3"><text:span text:style-name="T4"><text:s text:c="7"/>Print out the nodes in the list. </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List&lt; NODETYPE &gt; &amp; nodeList - list of nodes</text:span></text:p>
      <text:p text:style-name="P3"><text:span text:style-name="T4"/></text:p>
      <text:p text:style-name="P3"><text:span text:style-name="T4"><text:s text:c="3"/>@return - none</text:span></text:p>
      <text:p text:style-name="P3"><text:span text:style-name="T4"/></text:p>
      <text:p text:style-name="P3"><text:span text:style-name="T4">*/</text:span></text:p>
      <text:p text:style-name="P3"><text:span text:style-name="T4">template&lt; typename NODETYPE &gt;</text:span></text:p>
      <text:p text:style-name="P3"><text:span text:style-name="T4">void printNoteInfo ( <text:s/>List&lt; NODETYPE &gt; &amp; nodeList)</text:span></text:p>
      <text:p text:style-name="P3"><text:span text:style-name="T4">{ <text:s text:c="2"/></text:span></text:p>
      <text:p text:style-name="P3"><text:span text:style-name="T4"><text:s text:c="3"/>NODETYPE *wp;</text:span></text:p>
      <text:p text:style-name="P3"><text:span text:style-name="T4"><text:s text:c="3"/>wp = (NODETYPE *) nodeList.getInfo(0); //get node based on key</text:span></text:p>
      <text:p text:style-name="P3"><text:span text:style-name="T4"><text:s text:c="3"/></text:span></text:p>
      <text:p text:style-name="P3"><text:span text:style-name="T4"><text:s text:c="3"/>ListNode&lt; NODETYPE &gt; *currentPtr; <text:s text:c="4"/></text:span></text:p>
      <text:p text:style-name="P3"><text:span text:style-name="T4"><text:s text:c="3"/>currentPtr = <text:s/>nodeList.getFirstPtr();</text:span></text:p>
      <text:p text:style-name="P3"><text:span text:style-name="T4"><text:s text:c="2"/></text:span></text:p>
      <text:p text:style-name="P3"><text:span text:style-name="T4"/></text:p>
      <text:p text:style-name="P3"><text:span text:style-name="T4"><text:s text:c="3"/></text:span></text:p>
      <text:p text:style-name="P3"><text:span text:style-name="T4"><text:s text:c="3"/>//cout &lt;&lt; "\n The node list is: \n";</text:span></text:p>
      <text:p text:style-name="P3"><text:span text:style-name="T4"><text:s text:c="3"/>//print out all the info in linked list</text:span></text:p>
      <text:p text:style-name="P3"><text:span text:style-name="T4"><text:s text:c="3"/>while ( currentPtr != 0 ) // display elements in list</text:span></text:p>
      <text:p text:style-name="P3"><text:span text:style-name="T4"><text:s text:c="3"/>{</text:span></text:p>
      <text:p text:style-name="P3"><text:soft-page-break/><text:span text:style-name="T4"><text:s text:c="6"/>wp = (NODETYPE *) currentPtr; //convert to correct data type</text:span></text:p>
      <text:p text:style-name="P3"><text:span text:style-name="T4"><text:s text:c="6"/>currentPtr = currentPtr-&gt;getNextPtr();</text:span></text:p>
      <text:p text:style-name="P3"><text:span text:style-name="T4"><text:s text:c="6"/>wp-&gt;printInfo();</text:span></text:p>
      <text:p text:style-name="P3"><text:span text:style-name="T4"><text:s text:c="3"/>} // end while</text:span></text:p>
      <text:p text:style-name="P3"><text:span text:style-name="T4">} <text:s text:c="2"/></text:span></text:p>
      <text:p text:style-name="P3"><text:span text:style-name="T4"><text:s text:c="9"/></text:span></text:p>
      <text:p text:style-name="P3"><text:span text:style-name="T4">#endif</text:span></text:p>
      <text:p text:style-name="P3"><text:span text:style-name="T4"/></text:p>
      <text:p text:style-name="P3"><text:span text:style-name="T4">#ifndef DBCONNECT_H</text:span></text:p>
      <text:p text:style-name="P3"><text:span text:style-name="T4">#define DBCONNECT_H</text:span></text:p>
      <text:p text:style-name="P3"><text:span text:style-name="T4"/></text:p>
      <text:p text:style-name="P3"><text:span text:style-name="T4">#include &lt;mysql.h&gt;</text:span></text:p>
      <text:p text:style-name="P3"><text:span text:style-name="T4">#include &lt;stdio.h&gt;</text:span></text:p>
      <text:p text:style-name="P3"><text:span text:style-name="T4">#include &lt;stdlib.h&gt;</text:span></text:p>
      <text:p text:style-name="P3"><text:span text:style-name="T4">#include &lt;iostream&gt;</text:span></text:p>
      <text:p text:style-name="P3"><text:span text:style-name="T4">#include &lt;iomanip&gt;</text:span></text:p>
      <text:p text:style-name="P3"><text:span text:style-name="T4"/></text:p>
      <text:p text:style-name="P3"><text:span text:style-name="T4">using namespace std;</text:span></text:p>
      <text:p text:style-name="P3"><text:span text:style-name="T4"><text:s/></text:span></text:p>
      <text:p text:style-name="P3"><text:span text:style-name="T4">// just going to input the general details and not the port numbers</text:span></text:p>
      <text:p text:style-name="P3"><text:span text:style-name="T4">struct connection_details</text:span></text:p>
      <text:p text:style-name="P3"><text:span text:style-name="T4">{</text:span></text:p>
      <text:p text:style-name="P3"><text:span text:style-name="T4"><text:s text:c="4"/>char *server;</text:span></text:p>
      <text:p text:style-name="P3"><text:span text:style-name="T4"><text:s text:c="4"/>char *user;</text:span></text:p>
      <text:p text:style-name="P3"><text:span text:style-name="T4"><text:s text:c="4"/>char *password;</text:span></text:p>
      <text:p text:style-name="P3"><text:span text:style-name="T4"><text:s text:c="4"/>char *database;</text:span></text:p>
      <text:p text:style-name="P3"><text:span text:style-name="T4">};</text:span></text:p>
      <text:p text:style-name="P3"><text:span text:style-name="T4"><text:s/></text:span></text:p>
      <text:p text:style-name="P3"><text:span text:style-name="T4">MYSQL* mysql_connection_setup(struct connection_details mysql_details);</text:span></text:p>
      <text:p text:style-name="P3"><text:span text:style-name="T4"><text:s/></text:span></text:p>
      <text:p text:style-name="P3"><text:span text:style-name="T4">MYSQL_RES* mysql_perform_query(MYSQL *connection, char *sql_query);</text:span></text:p>
      <text:p text:style-name="P3"><text:soft-page-break/><text:span text:style-name="T4"><text:s/></text:span></text:p>
      <text:p text:style-name="P3"><text:span text:style-name="T4">#endif</text:span></text:p>
      <text:p text:style-name="P3"><text:span text:style-name="T4"/></text:p>
      <text:p text:style-name="P3"><text:span text:style-name="T4">#include &lt;mysql.h&gt;</text:span></text:p>
      <text:p text:style-name="P3"><text:span text:style-name="T4">#include &lt;stdio.h&gt;</text:span></text:p>
      <text:p text:style-name="P3"><text:span text:style-name="T4">#include &lt;stdlib.h&gt;</text:span></text:p>
      <text:p text:style-name="P3"><text:span text:style-name="T4">#include &lt;iostream&gt;</text:span></text:p>
      <text:p text:style-name="P3"><text:span text:style-name="T4">#include &lt;iomanip&gt;</text:span></text:p>
      <text:p text:style-name="P3"><text:span text:style-name="T4">#include "dbconnect.h"</text:span></text:p>
      <text:p text:style-name="P3"><text:span text:style-name="T4"/></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Set up connection with mySQL and print if there's an error. </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connection_details mysql_details - mySQL login information</text:span></text:p>
      <text:p text:style-name="P3"><text:span text:style-name="T4"/></text:p>
      <text:p text:style-name="P3"><text:span text:style-name="T4"><text:s text:c="3"/>@return - connection</text:span></text:p>
      <text:p text:style-name="P3"><text:span text:style-name="T4"/></text:p>
      <text:p text:style-name="P3"><text:span text:style-name="T4">*/</text:span></text:p>
      <text:p text:style-name="P3"><text:span text:style-name="T4">MYSQL* mysql_connection_setup(struct connection_details mysql_details)</text:span></text:p>
      <text:p text:style-name="P3"><text:span text:style-name="T4">{</text:span></text:p>
      <text:p text:style-name="P3"><text:span text:style-name="T4"><text:s text:c="5"/>// first of all create a mysql instance and initialize the variables within</text:span></text:p>
      <text:p text:style-name="P3"><text:span text:style-name="T4"><text:s text:c="4"/>MYSQL *connection = mysql_init(NULL);</text:span></text:p>
      <text:p text:style-name="P3"><text:soft-page-break/><text:span text:style-name="T4"><text:s/></text:span></text:p>
      <text:p text:style-name="P3"><text:span text:style-name="T4"><text:s text:c="4"/>// connect to the database with the details attached.</text:span></text:p>
      <text:p text:style-name="P3"><text:span text:style-name="T4"><text:s text:c="4"/>if (!mysql_real_connect(connection,mysql_details.server, </text:span></text:p>
      <text:p text:style-name="P3"><text:span text:style-name="T4"><text:tab/>mysql_details.user, mysql_details.password, </text:span></text:p>
      <text:p text:style-name="P3"><text:span text:style-name="T4"><text:tab/>mysql_details.database, 0, NULL, 0)) {</text:span></text:p>
      <text:p text:style-name="P3"><text:span text:style-name="T4"><text:s text:c="6"/>printf("Conection error : %s\n", mysql_error(connection));</text:span></text:p>
      <text:p text:style-name="P3"><text:span text:style-name="T4"><text:s text:c="6"/>exit(1);</text:span></text:p>
      <text:p text:style-name="P3"><text:span text:style-name="T4"><text:s text:c="4"/>}</text:span></text:p>
      <text:p text:style-name="P3"><text:span text:style-name="T4"><text:s text:c="4"/>return connection;</text:span></text:p>
      <text:p text:style-name="P3"><text:span text:style-name="T4">}</text:span></text:p>
      <text:p text:style-name="P3"><text:span text:style-name="T4">/**</text:span></text:p>
      <text:p text:style-name="P3"><text:span text:style-name="T4"/></text:p>
      <text:p text:style-name="P3"><text:span text:style-name="T4"><text:s text:c="3"/>Purpose:</text:span></text:p>
      <text:p text:style-name="P3"><text:span text:style-name="T4"/></text:p>
      <text:p text:style-name="P3"><text:span text:style-name="T4"><text:s text:c="7"/>Use mySQL statements to print and sort database</text:span></text:p>
      <text:p text:style-name="P3"><text:span text:style-name="T4"/></text:p>
      <text:p text:style-name="P3"><text:span text:style-name="T4"><text:s text:c="3"/>@author Ron Sha</text:span></text:p>
      <text:p text:style-name="P3"><text:span text:style-name="T4"/></text:p>
      <text:p text:style-name="P3"><text:span text:style-name="T4"><text:s text:c="3"/>@version 1.0 1/27/2017</text:span></text:p>
      <text:p text:style-name="P3"><text:span text:style-name="T4"/></text:p>
      <text:p text:style-name="P3"><text:span text:style-name="T4"><text:s/></text:span></text:p>
      <text:p text:style-name="P3"><text:span text:style-name="T4"/></text:p>
      <text:p text:style-name="P3"><text:span text:style-name="T4"><text:s text:c="3"/>@param *connection - Connect to mySQL</text:span></text:p>
      <text:p text:style-name="P3"><text:span text:style-name="T4"/></text:p>
      <text:p text:style-name="P3"><text:span text:style-name="T4"><text:s text:c="3"/>@param *sql_query - mySQL statement</text:span></text:p>
      <text:p text:style-name="P3"><text:span text:style-name="T4"/></text:p>
      <text:p text:style-name="P3"><text:span text:style-name="T4"><text:s text:c="3"/>@return - none</text:span></text:p>
      <text:p text:style-name="P3"><text:span text:style-name="T4"/></text:p>
      <text:p text:style-name="P3"><text:span text:style-name="T4">*/ </text:span></text:p>
      <text:p text:style-name="P3"><text:span text:style-name="T4">MYSQL_RES* mysql_perform_query(MYSQL *connection, char *sql_query)</text:span></text:p>
      <text:p text:style-name="P3"><text:span text:style-name="T4">{</text:span></text:p>
      <text:p text:style-name="P3"><text:soft-page-break/><text:span text:style-name="T4"><text:s text:c="3"/>// send the query to the database</text:span></text:p>
      <text:p text:style-name="P3"><text:span text:style-name="T4"><text:s text:c="3"/>if (mysql_query(connection, sql_query))</text:span></text:p>
      <text:p text:style-name="P3"><text:span text:style-name="T4"><text:s text:c="3"/>{</text:span></text:p>
      <text:p text:style-name="P3"><text:span text:style-name="T4"><text:s text:c="6"/>printf("MySQL query error : %s\n", mysql_error(connection));</text:span></text:p>
      <text:p text:style-name="P3"><text:span text:style-name="T4"><text:s text:c="6"/>exit(1);</text:span></text:p>
      <text:p text:style-name="P3"><text:span text:style-name="T4"><text:s text:c="3"/>}</text:span></text:p>
      <text:p text:style-name="P3"><text:span text:style-name="T4"><text:s/></text:span></text:p>
      <text:p text:style-name="P3"><text:span text:style-name="T4"><text:s text:c="3"/>return mysql_use_result(connection);</text:span></text:p>
      <text:p text:style-name="P3"><text:span text:style-name="T4">}</text:span></text:p>
      <text:p text:style-name="P3"><text:span text:style-name="T4"><text:s/>// main.cpp</text:span></text:p>
      <text:p text:style-name="P3"><text:span text:style-name="T4">#include &lt;iostream&gt;</text:span></text:p>
      <text:p text:style-name="P3"><text:span text:style-name="T4">#include &lt;typeinfo&gt;</text:span></text:p>
      <text:p text:style-name="P3"><text:span text:style-name="T4">#include "LinkedList.hpp"</text:span></text:p>
      <text:p text:style-name="P3"><text:span text:style-name="T4">#include "person.h"</text:span></text:p>
      <text:p text:style-name="P3"><text:span text:style-name="T4">#include &lt;mysql.h&gt;</text:span></text:p>
      <text:p text:style-name="P3"><text:span text:style-name="T4">#include &lt;stdio.h&gt;</text:span></text:p>
      <text:p text:style-name="P3"><text:span text:style-name="T4">#include &lt;cstdlib&gt;</text:span></text:p>
      <text:p text:style-name="P3"><text:span text:style-name="T4">#include &lt;iostream&gt;</text:span></text:p>
      <text:p text:style-name="P3"><text:span text:style-name="T4">#include &lt;iomanip&gt;</text:span></text:p>
      <text:p text:style-name="P3"><text:span text:style-name="T4">#include &lt;string.h&gt;</text:span></text:p>
      <text:p text:style-name="P3"><text:span text:style-name="T4">#include &lt;sstream&gt;</text:span></text:p>
      <text:p text:style-name="P3"><text:span text:style-name="T4">#include "dbconnect.h"</text:span></text:p>
      <text:p text:style-name="P3"><text:span text:style-name="T4">#include "wine.h"</text:span></text:p>
      <text:p text:style-name="P3"><text:span text:style-name="T4">#include "printMeFirst.h"</text:span></text:p>
      <text:p text:style-name="P3"><text:span text:style-name="T4"/></text:p>
      <text:p text:style-name="P3"><text:span text:style-name="T4"/></text:p>
      <text:p text:style-name="P3"><text:span text:style-name="T4"/></text:p>
      <text:p text:style-name="P3"><text:span text:style-name="T4">using namespace std;</text:span></text:p>
      <text:p text:style-name="P3"><text:span text:style-name="T4"/></text:p>
      <text:p text:style-name="P3"><text:span text:style-name="T4"/></text:p>
      <text:p text:style-name="P3"><text:span text:style-name="T4"/></text:p>
      <text:p text:style-name="P3"><text:soft-page-break/><text:span text:style-name="T4">int main()</text:span></text:p>
      <text:p text:style-name="P3"><text:span text:style-name="T4">{</text:span></text:p>
      <text:p text:style-name="P3"><text:span text:style-name="T4"><text:s text:c="2"/>printMeFirst("Kenneth Surban", "CS-116 - 2017 Spring");</text:span></text:p>
      <text:p text:style-name="P3"><text:span text:style-name="T4"><text:s text:c="2"/>// mySQL implementation</text:span></text:p>
      <text:p text:style-name="P3"><text:span text:style-name="T4"><text:s text:c="2"/>MYSQL *conn; <text:s text:c="3"/>// the connection</text:span></text:p>
      <text:p text:style-name="P3"><text:span text:style-name="T4"><text:s text:c="2"/>MYSQL_RES *res; // the results</text:span></text:p>
      <text:p text:style-name="P3"><text:span text:style-name="T4"><text:s text:c="2"/>MYSQL_ROW row; <text:s/>// the results row (line by line)</text:span></text:p>
      <text:p text:style-name="P3"><text:span text:style-name="T4"><text:s text:c="2"/></text:span></text:p>
      <text:p text:style-name="P3"><text:span text:style-name="T4"><text:s text:c="2"/>// Wine LinkedList</text:span></text:p>
      <text:p text:style-name="P3"><text:span text:style-name="T4"><text:s text:c="2"/>Wine w;</text:span></text:p>
      <text:p text:style-name="P3"><text:span text:style-name="T4"><text:s text:c="2"/>List&lt; Wine &gt; wineList;</text:span></text:p>
      <text:p text:style-name="P3"><text:span text:style-name="T4"/></text:p>
      <text:p text:style-name="P3"><text:span text:style-name="T4"><text:s text:c="2"/>struct connection_details mysqlD;</text:span></text:p>
      <text:p text:style-name="P3"><text:span text:style-name="T4"><text:s text:c="2"/>mysqlD.server = (char *)"localhost"; <text:s/>// where the mysql database is</text:span></text:p>
      <text:p text:style-name="P3"><text:span text:style-name="T4"><text:s text:c="2"/>mysqlD.user = (char *)"root"; <text:s text:c="2"/>// the root user of mysql </text:span></text:p>
      <text:p text:style-name="P3"><text:span text:style-name="T4"><text:s text:c="2"/>mysqlD.password = (char *)"password"; // the password of the root user in mysql</text:span></text:p>
      <text:p text:style-name="P3"><text:span text:style-name="T4"><text:s text:c="2"/>mysqlD.database = (char *)"wine"; // the databse to pick</text:span></text:p>
      <text:p text:style-name="P3"><text:span text:style-name="T4"><text:s/></text:span></text:p>
      <text:p text:style-name="P3"><text:span text:style-name="T4"><text:s text:c="2"/>// connect to the mysql database</text:span></text:p>
      <text:p text:style-name="P3"><text:span text:style-name="T4"><text:s text:c="2"/>conn = mysql_connection_setup(mysqlD);</text:span></text:p>
      <text:p text:style-name="P3"><text:span text:style-name="T4"><text:s/></text:span></text:p>
      <text:p text:style-name="P3"><text:span text:style-name="T4"><text:s text:c="2"/>// assign the results return to the MYSQL_RES pointer</text:span></text:p>
      <text:p text:style-name="P3"><text:span text:style-name="T4"><text:s text:c="2"/></text:span></text:p>
      <text:p text:style-name="P3"><text:span text:style-name="T4"><text:s text:c="5"/>// use wine database</text:span></text:p>
      <text:p text:style-name="P3"><text:span text:style-name="T4"><text:s text:c="5"/>res = mysql_perform_query(conn, (char *)"use wine");</text:span></text:p>
      <text:p text:style-name="P3"><text:span text:style-name="T4"/></text:p>
      <text:p text:style-name="P3"><text:span text:style-name="T4"><text:s text:c="2"/>// console program</text:span></text:p>
      <text:p text:style-name="P3"><text:span text:style-name="T4"><text:s text:c="2"/>int choice;</text:span></text:p>
      <text:p text:style-name="P3"><text:span text:style-name="T4"><text:s text:c="2"/>int choiceOfOne;</text:span></text:p>
      <text:p text:style-name="P3"><text:span text:style-name="T4"><text:s text:c="2"/>bool displayMenu = true;</text:span></text:p>
      <text:p text:style-name="P3"><text:span text:style-name="T4"/></text:p>
      <text:p text:style-name="P3"><text:soft-page-break/><text:span text:style-name="T4"><text:s text:c="2"/>//option select mySQL</text:span></text:p>
      <text:p text:style-name="P3"><text:span text:style-name="T4"><text:s text:c="2"/>double xa, xb; // price 1 and price 2</text:span></text:p>
      <text:p text:style-name="P3"><text:span text:style-name="T4"><text:s text:c="2"/>int ya, yb; // year 1 and year 2</text:span></text:p>
      <text:p text:style-name="P3"><text:span text:style-name="T4"><text:s text:c="2"/>int sa, sb; // score 1 and score 2</text:span></text:p>
      <text:p text:style-name="P3"><text:span text:style-name="T4"><text:s text:c="2"/>int sum; </text:span></text:p>
      <text:p text:style-name="P3"><text:span text:style-name="T4"><text:s text:c="2"/>int avg = 0; // average price</text:span></text:p>
      <text:p text:style-name="P3"><text:span text:style-name="T4"><text:s text:c="2"/>int z = 0;</text:span></text:p>
      <text:p text:style-name="P3"><text:span text:style-name="T4"><text:s text:c="2"/>char* sqlcmd;</text:span></text:p>
      <text:p text:style-name="P3"><text:span text:style-name="T4"><text:s text:c="2"/>string s;</text:span></text:p>
      <text:p text:style-name="P3"><text:span text:style-name="T4"><text:s text:c="2"/>ostringstream oss;</text:span></text:p>
      <text:p text:style-name="P3"><text:span text:style-name="T4"/></text:p>
      <text:p text:style-name="P3"><text:span text:style-name="T4"><text:s text:c="2"/>// menu selector</text:span></text:p>
      <text:p text:style-name="P3"><text:span text:style-name="T4"><text:s text:c="2"/>while (displayMenu != false ) { </text:span></text:p>
      <text:p text:style-name="P3"><text:span text:style-name="T4"><text:s text:c="4"/>cout &lt;&lt; "\n Welcome to the Wine Finder: \n";</text:span></text:p>
      <text:p text:style-name="P3"><text:span text:style-name="T4"><text:s text:c="4"/>cout &lt;&lt; " 1 - Find Wines by Score and Price \n";</text:span></text:p>
      <text:p text:style-name="P3"><text:span text:style-name="T4"><text:s text:c="4"/>cout &lt;&lt; " 2 - Find Wines by Price \n";</text:span></text:p>
      <text:p text:style-name="P3"><text:span text:style-name="T4"><text:s text:c="4"/>cout &lt;&lt; " 3 - Find Wines by Vintage \n";</text:span></text:p>
      <text:p text:style-name="P3"><text:span text:style-name="T4"><text:s text:c="4"/>cout &lt;&lt; " 4 - Exit \n ";</text:span></text:p>
      <text:p text:style-name="P3"><text:span text:style-name="T4"><text:s text:c="4"/>cout &lt;&lt; "Please enter your desired selection: ";</text:span></text:p>
      <text:p text:style-name="P3"><text:span text:style-name="T4"><text:s text:c="4"/>cin &gt;&gt; choice; </text:span></text:p>
      <text:p text:style-name="P3"><text:span text:style-name="T4"/></text:p>
      <text:p text:style-name="P3"><text:span text:style-name="T4"/></text:p>
      <text:p text:style-name="P3"><text:span text:style-name="T4"><text:s text:c="4"/>switch (choice)</text:span></text:p>
      <text:p text:style-name="P3"><text:span text:style-name="T4"><text:s text:c="4"/>{</text:span></text:p>
      <text:p text:style-name="P3"><text:span text:style-name="T4"><text:s text:c="6"/>case 1:</text:span></text:p>
      <text:p text:style-name="P3"><text:span text:style-name="T4"><text:s text:c="6"/>{ </text:span></text:p>
      <text:p text:style-name="P3"><text:span text:style-name="T4"><text:s text:c="8"/>cout &lt;&lt; "Selecting from the following \n";</text:span></text:p>
      <text:p text:style-name="P3"><text:span text:style-name="T4"><text:s text:c="8"/>cout &lt;&lt; " 1 - Display All Wines by Score then Price \n";</text:span></text:p>
      <text:p text:style-name="P3"><text:span text:style-name="T4"><text:s text:c="8"/>cout &lt;&lt; " 2 - Display All Wines by Score then Price, except the Last one \n";</text:span></text:p>
      <text:p text:style-name="P3"><text:span text:style-name="T4"><text:s text:c="8"/>cin &gt;&gt; choiceOfOne;</text:span></text:p>
      <text:p text:style-name="P3"><text:span text:style-name="T4"><text:s text:c="8"/>switch (choiceOfOne)</text:span></text:p>
      <text:p text:style-name="P3"><text:soft-page-break/><text:span text:style-name="T4"><text:s text:c="8"/>{</text:span></text:p>
      <text:p text:style-name="P3"><text:span text:style-name="T4"><text:s text:c="10"/>case 1:</text:span></text:p>
      <text:p text:style-name="P3"><text:span text:style-name="T4"><text:s text:c="10"/>{</text:span></text:p>
      <text:p text:style-name="P3"><text:span text:style-name="T4"><text:s text:c="12"/>cout &lt;&lt; "Enter Desired Rating\n";</text:span></text:p>
      <text:p text:style-name="P3"><text:span text:style-name="T4"><text:s text:c="12"/>cin &gt;&gt; sa &gt;&gt; sb;</text:span></text:p>
      <text:p text:style-name="P3"><text:span text:style-name="T4"><text:s text:c="12"/>oss &lt;&lt; "select name, vintage, score, price, type from wineInfo where score between " &lt;&lt; sa &lt;&lt; " and " &lt;&lt; sb &lt;&lt; " order by price";</text:span></text:p>
      <text:p text:style-name="P3"><text:span text:style-name="T4"><text:s text:c="12"/>s = oss.str(); <text:s/></text:span></text:p>
      <text:p text:style-name="P3"><text:span text:style-name="T4"><text:s text:c="12"/>sqlcmd = (char *)s.c_str();</text:span></text:p>
      <text:p text:style-name="P3"><text:span text:style-name="T4"><text:s text:c="12"/>res = mysql_perform_query(conn,sqlcmd); <text:s text:c="3"/></text:span></text:p>
      <text:p text:style-name="P3"><text:span text:style-name="T4"><text:s text:c="12"/>cout &lt;&lt; left &lt;&lt; setw(30) &lt;&lt;"Wine Name" &lt;&lt;</text:span></text:p>
      <text:p text:style-name="P3"><text:span text:style-name="T4"><text:s text:c="28"/>left &lt;&lt; setw(15) &lt;&lt; "Vintage" &lt;&lt;</text:span></text:p>
      <text:p text:style-name="P3"><text:span text:style-name="T4"><text:s text:c="17"/>left &lt;&lt; setw(15) &lt;&lt; "Rating" &lt;&lt;</text:span></text:p>
      <text:p text:style-name="P3"><text:span text:style-name="T4"><text:s text:c="17"/>left &lt;&lt; setw(15) &lt;&lt; "Price" <text:s/>&lt;&lt;</text:span></text:p>
      <text:p text:style-name="P3"><text:span text:style-name="T4"><text:s text:c="17"/>left &lt;&lt; setw(15) &lt;&lt; "Type"</text:span></text:p>
      <text:p text:style-name="P3"><text:span text:style-name="T4"><text:s text:c="12"/>&lt;&lt; endl;</text:span></text:p>
      <text:p text:style-name="P3"><text:span text:style-name="T4"/></text:p>
      <text:p text:style-name="P3"><text:span text:style-name="T4"><text:s text:c="12"/>row = mysql_fetch_row(res);</text:span></text:p>
      <text:p text:style-name="P3"><text:span text:style-name="T4"/></text:p>
      <text:p text:style-name="P3"><text:span text:style-name="T4"><text:s text:c="12"/>while ((row = mysql_fetch_row(res)) !=NULL)</text:span></text:p>
      <text:p text:style-name="P3"><text:span text:style-name="T4"><text:s text:c="12"/>{</text:span></text:p>
      <text:p text:style-name="P3"><text:span text:style-name="T4"><text:s text:c="12"/>// convert (wineName) char * to string</text:span></text:p>
      <text:p text:style-name="P3"><text:span text:style-name="T4"><text:s text:c="12"/>std::string wineName(row[0]);</text:span></text:p>
      <text:p text:style-name="P3"><text:span text:style-name="T4"/></text:p>
      <text:p text:style-name="P3"><text:span text:style-name="T4"><text:s text:c="12"/>// convert char * to int</text:span></text:p>
      <text:p text:style-name="P3"><text:span text:style-name="T4"><text:s text:c="12"/>std::string sWY(row[1]);</text:span></text:p>
      <text:p text:style-name="P3"><text:span text:style-name="T4"><text:s text:c="12"/>stringstream streamYear;</text:span></text:p>
      <text:p text:style-name="P3"><text:span text:style-name="T4"><text:s text:c="12"/>int wineYear;</text:span></text:p>
      <text:p text:style-name="P3"><text:span text:style-name="T4"><text:s text:c="12"/>streamYear.str(sWY);</text:span></text:p>
      <text:p text:style-name="P3"><text:span text:style-name="T4"><text:s text:c="12"/>streamYear &gt;&gt; wineYear;</text:span></text:p>
      <text:p text:style-name="P3"><text:span text:style-name="T4"/></text:p>
      <text:p text:style-name="P3"><text:span text:style-name="T4"><text:s text:c="12"/>std::string sWR(row[2]);</text:span></text:p>
      <text:p text:style-name="P3"><text:soft-page-break/><text:span text:style-name="T4"><text:s text:c="12"/>stringstream streamRating;</text:span></text:p>
      <text:p text:style-name="P3"><text:span text:style-name="T4"><text:s text:c="12"/>int wineRating;</text:span></text:p>
      <text:p text:style-name="P3"><text:span text:style-name="T4"><text:s text:c="12"/>streamRating.str(sWR);</text:span></text:p>
      <text:p text:style-name="P3"><text:span text:style-name="T4"><text:s text:c="12"/>streamRating &gt;&gt; wineRating;</text:span></text:p>
      <text:p text:style-name="P3"><text:span text:style-name="T4"/></text:p>
      <text:p text:style-name="P3"><text:span text:style-name="T4"><text:s text:c="12"/>// convert char * to double</text:span></text:p>
      <text:p text:style-name="P3"><text:span text:style-name="T4"><text:s text:c="12"/>std::string wineType(row[4]);</text:span></text:p>
      <text:p text:style-name="P3"><text:span text:style-name="T4"/></text:p>
      <text:p text:style-name="P3"><text:span text:style-name="T4"><text:s text:c="12"/>// convert (wineType) char * to string </text:span></text:p>
      <text:p text:style-name="P3"><text:span text:style-name="T4"><text:s text:c="12"/>istringstream sWP(row[3]);</text:span></text:p>
      <text:p text:style-name="P3"><text:span text:style-name="T4"><text:s text:c="12"/>double winePrice;</text:span></text:p>
      <text:p text:style-name="P3"><text:span text:style-name="T4"><text:s text:c="12"/>sWP &gt;&gt; winePrice;</text:span></text:p>
      <text:p text:style-name="P3"><text:span text:style-name="T4"/></text:p>
      <text:p text:style-name="P3"><text:span text:style-name="T4"><text:s text:c="12"/>w.setInfo(wineName, wineYear, wineRating, winePrice, wineType);</text:span></text:p>
      <text:p text:style-name="P3"><text:span text:style-name="T4"><text:s text:c="12"/>wineList.insertAtBack(w,z);</text:span></text:p>
      <text:p text:style-name="P3"><text:span text:style-name="T4"><text:s text:c="12"/>sum = sum + winePrice;</text:span></text:p>
      <text:p text:style-name="P3"><text:span text:style-name="T4"><text:s text:c="12"/>z++;</text:span></text:p>
      <text:p text:style-name="P3"><text:span text:style-name="T4"><text:s text:c="12"/>}</text:span></text:p>
      <text:p text:style-name="P3"><text:span text:style-name="T4"/></text:p>
      <text:p text:style-name="P3"><text:span text:style-name="T4"><text:s text:c="12"/>printNoteInfo(wineList);</text:span></text:p>
      <text:p text:style-name="P3"><text:span text:style-name="T4"/></text:p>
      <text:p text:style-name="P3"><text:span text:style-name="T4"><text:s text:c="12"/>cout &lt;&lt; "\nNumber of wines: " &lt;&lt; z &lt;&lt; endl;</text:span></text:p>
      <text:p text:style-name="P3"><text:span text:style-name="T4"><text:s text:c="12"/>avg = sum/z;</text:span></text:p>
      <text:p text:style-name="P3"><text:span text:style-name="T4"><text:s text:c="12"/>cout &lt;&lt; "Average Price of wines: " &lt;&lt; avg &lt;&lt; endl;</text:span></text:p>
      <text:p text:style-name="P3"><text:span text:style-name="T4"/></text:p>
      <text:p text:style-name="P3"><text:span text:style-name="T4"><text:s text:c="12"/>// remove the elements in wineList</text:span></text:p>
      <text:p text:style-name="P3"><text:span text:style-name="T4"><text:s text:c="12"/>res = mysql_perform_query(conn,sqlcmd); <text:s text:c="2"/></text:span></text:p>
      <text:p text:style-name="P3"><text:span text:style-name="T4"><text:s text:c="12"/>row = mysql_fetch_row(res);</text:span></text:p>
      <text:p text:style-name="P3"><text:span text:style-name="T4"/></text:p>
      <text:p text:style-name="P3"><text:span text:style-name="T4"><text:s text:c="12"/>while ((row = mysql_fetch_row(res)) !=NULL)</text:span></text:p>
      <text:p text:style-name="P3"><text:span text:style-name="T4"><text:s text:c="12"/>{</text:span></text:p>
      <text:p text:style-name="P3"><text:soft-page-break/><text:span text:style-name="T4"><text:s text:c="12"/>wineList.removeFromBack(w);</text:span></text:p>
      <text:p text:style-name="P3"><text:span text:style-name="T4"><text:s text:c="12"/>}</text:span></text:p>
      <text:p text:style-name="P3"><text:span text:style-name="T4"/></text:p>
      <text:p text:style-name="P3"><text:span text:style-name="T4"><text:s text:c="12"/>oss.str("");</text:span></text:p>
      <text:p text:style-name="P3"><text:span text:style-name="T4"><text:s text:c="12"/>/* clean up the database result set */</text:span></text:p>
      <text:p text:style-name="P3"><text:span text:style-name="T4"><text:s text:c="12"/>mysql_free_result(res);</text:span></text:p>
      <text:p text:style-name="P3"><text:span text:style-name="T4"><text:s text:c="12"/>break;</text:span></text:p>
      <text:p text:style-name="P3"><text:span text:style-name="T4"><text:s text:c="10"/>}</text:span></text:p>
      <text:p text:style-name="P3"><text:span text:style-name="T4"><text:s text:c="10"/>case 2:</text:span></text:p>
      <text:p text:style-name="P3"><text:span text:style-name="T4"><text:s text:c="10"/>{</text:span></text:p>
      <text:p text:style-name="P3"><text:span text:style-name="T4"><text:s text:c="12"/>cout &lt;&lt; "Enter Desired Rating\n";</text:span></text:p>
      <text:p text:style-name="P3"><text:span text:style-name="T4"><text:s text:c="12"/>cin &gt;&gt; sa &gt;&gt; sb;</text:span></text:p>
      <text:p text:style-name="P3"><text:span text:style-name="T4"><text:s text:c="12"/>oss &lt;&lt; "select name, vintage, score, price, type from wineInfo where score between " &lt;&lt; sa &lt;&lt; " and " &lt;&lt; sb &lt;&lt; " order by price";</text:span></text:p>
      <text:p text:style-name="P3"><text:span text:style-name="T4"><text:s text:c="12"/>s = oss.str(); </text:span></text:p>
      <text:p text:style-name="P3"><text:span text:style-name="T4"><text:s text:c="12"/>sqlcmd = (char *)s.c_str();</text:span></text:p>
      <text:p text:style-name="P3"><text:span text:style-name="T4"><text:s text:c="12"/>res = mysql_perform_query(conn,sqlcmd); <text:s/></text:span></text:p>
      <text:p text:style-name="P3"><text:span text:style-name="T4"><text:s text:c="12"/>cout &lt;&lt; left &lt;&lt; setw(30) &lt;&lt;"Wine Name" &lt;&lt;</text:span></text:p>
      <text:p text:style-name="P3"><text:span text:style-name="T4"><text:s text:c="28"/>left &lt;&lt; setw(15) &lt;&lt; "Vintage" &lt;&lt;</text:span></text:p>
      <text:p text:style-name="P3"><text:span text:style-name="T4"><text:s text:c="17"/>left &lt;&lt; setw(15) &lt;&lt; "Rating" &lt;&lt;</text:span></text:p>
      <text:p text:style-name="P3"><text:span text:style-name="T4"><text:s text:c="17"/>left &lt;&lt; setw(15) &lt;&lt; "Price" <text:s/>&lt;&lt;</text:span></text:p>
      <text:p text:style-name="P3"><text:span text:style-name="T4"><text:s text:c="17"/>left &lt;&lt; setw(15) &lt;&lt; "Type"</text:span></text:p>
      <text:p text:style-name="P3"><text:span text:style-name="T4"><text:s text:c="12"/>&lt;&lt; endl;</text:span></text:p>
      <text:p text:style-name="P3"><text:span text:style-name="T4"/></text:p>
      <text:p text:style-name="P3"><text:span text:style-name="T4"><text:s text:c="12"/>row = mysql_fetch_row(res);</text:span></text:p>
      <text:p text:style-name="P3"><text:span text:style-name="T4"><text:s text:c="12"/>int z = 0;</text:span></text:p>
      <text:p text:style-name="P3"><text:span text:style-name="T4"><text:s text:c="12"/>while ((row = mysql_fetch_row(res)) !=NULL)</text:span></text:p>
      <text:p text:style-name="P3"><text:span text:style-name="T4"><text:s text:c="12"/>{</text:span></text:p>
      <text:p text:style-name="P3"><text:span text:style-name="T4"><text:s text:c="12"/>// convert (wineName) char * to string s </text:span></text:p>
      <text:p text:style-name="P3"><text:span text:style-name="T4"><text:s text:c="12"/>std::string wineName(row[0]);</text:span></text:p>
      <text:p text:style-name="P3"><text:span text:style-name="T4"/></text:p>
      <text:p text:style-name="P3"><text:span text:style-name="T4"><text:s text:c="12"/>// convert char * to int </text:span></text:p>
      <text:p text:style-name="P3"><text:soft-page-break/><text:span text:style-name="T4"><text:s text:c="12"/>std::string sWY(row[1]);</text:span></text:p>
      <text:p text:style-name="P3"><text:span text:style-name="T4"><text:s text:c="12"/>stringstream streamYear;</text:span></text:p>
      <text:p text:style-name="P3"><text:span text:style-name="T4"><text:s text:c="12"/>int wineYear;</text:span></text:p>
      <text:p text:style-name="P3"><text:span text:style-name="T4"><text:s text:c="12"/>streamYear.str(sWY);</text:span></text:p>
      <text:p text:style-name="P3"><text:span text:style-name="T4"><text:s text:c="12"/>streamYear &gt;&gt; wineYear;</text:span></text:p>
      <text:p text:style-name="P3"><text:span text:style-name="T4"/></text:p>
      <text:p text:style-name="P3"><text:span text:style-name="T4"><text:s text:c="12"/>std::string sWR(row[2]);</text:span></text:p>
      <text:p text:style-name="P3"><text:span text:style-name="T4"><text:s text:c="12"/>stringstream streamRating;</text:span></text:p>
      <text:p text:style-name="P3"><text:span text:style-name="T4"><text:s text:c="12"/>int wineRating;</text:span></text:p>
      <text:p text:style-name="P3"><text:span text:style-name="T4"><text:s text:c="12"/>streamRating.str(sWR);</text:span></text:p>
      <text:p text:style-name="P3"><text:span text:style-name="T4"><text:s text:c="12"/>streamRating &gt;&gt; wineRating;</text:span></text:p>
      <text:p text:style-name="P3"><text:span text:style-name="T4"/></text:p>
      <text:p text:style-name="P3"><text:span text:style-name="T4"><text:s text:c="12"/>// convert char * to double</text:span></text:p>
      <text:p text:style-name="P3"><text:span text:style-name="T4"><text:s text:c="12"/>std::string wineType(row[4]);</text:span></text:p>
      <text:p text:style-name="P3"><text:span text:style-name="T4"/></text:p>
      <text:p text:style-name="P3"><text:span text:style-name="T4"><text:s text:c="12"/>// convert (wineType) char * to string </text:span></text:p>
      <text:p text:style-name="P3"><text:span text:style-name="T4"><text:s text:c="12"/>istringstream sWP(row[3]);</text:span></text:p>
      <text:p text:style-name="P3"><text:span text:style-name="T4"><text:s text:c="12"/>double winePrice;</text:span></text:p>
      <text:p text:style-name="P3"><text:span text:style-name="T4"><text:s text:c="12"/>sWP &gt;&gt; winePrice;</text:span></text:p>
      <text:p text:style-name="P3"><text:span text:style-name="T4"/></text:p>
      <text:p text:style-name="P3"><text:span text:style-name="T4"><text:s text:c="12"/>w.setInfo(wineName, wineYear, wineRating, winePrice, wineType);</text:span></text:p>
      <text:p text:style-name="P3"><text:span text:style-name="T4"><text:s text:c="12"/>wineList.insertAtBack(w,z);</text:span></text:p>
      <text:p text:style-name="P3"><text:span text:style-name="T4"><text:s text:c="12"/>sum = sum + winePrice;</text:span></text:p>
      <text:p text:style-name="P3"><text:span text:style-name="T4"><text:s text:c="12"/>z++;</text:span></text:p>
      <text:p text:style-name="P3"><text:span text:style-name="T4"><text:s text:c="12"/>}</text:span></text:p>
      <text:p text:style-name="P3"><text:span text:style-name="T4"><text:s text:c="12"/></text:span></text:p>
      <text:p text:style-name="P3"><text:span text:style-name="T4"><text:s text:c="12"/>for(int i = 0; i &lt; 1; i++) </text:span></text:p>
      <text:p text:style-name="P3"><text:span text:style-name="T4"><text:s text:c="12"/>{</text:span></text:p>
      <text:p text:style-name="P3"><text:span text:style-name="T4"><text:s text:c="14"/>wineList.removeFromBack(w);</text:span></text:p>
      <text:p text:style-name="P3"><text:span text:style-name="T4"><text:s text:c="14"/>z = z - 1;</text:span></text:p>
      <text:p text:style-name="P3"><text:span text:style-name="T4"><text:s text:c="12"/>}</text:span></text:p>
      <text:p text:style-name="P3"><text:soft-page-break/><text:span text:style-name="T4"/></text:p>
      <text:p text:style-name="P3"><text:span text:style-name="T4"><text:s text:c="12"/>printNoteInfo(wineList);</text:span></text:p>
      <text:p text:style-name="P3"><text:span text:style-name="T4"/></text:p>
      <text:p text:style-name="P3"><text:span text:style-name="T4"><text:s text:c="12"/>cout &lt;&lt; "Number of wines: " &lt;&lt; z &lt;&lt; endl;</text:span></text:p>
      <text:p text:style-name="P3"><text:span text:style-name="T4"><text:s text:c="12"/>avg = sum/z;</text:span></text:p>
      <text:p text:style-name="P3"><text:span text:style-name="T4"><text:s text:c="12"/>cout &lt;&lt; "Average Price of wines: " &lt;&lt; avg &lt;&lt; endl;</text:span></text:p>
      <text:p text:style-name="P3"><text:span text:style-name="T4"/></text:p>
      <text:p text:style-name="P3"><text:span text:style-name="T4"><text:s text:c="12"/>// remove the elements in wineList</text:span></text:p>
      <text:p text:style-name="P3"><text:span text:style-name="T4"><text:s text:c="12"/>res = mysql_perform_query(conn,sqlcmd); <text:s/></text:span></text:p>
      <text:p text:style-name="P3"><text:span text:style-name="T4"><text:s text:c="12"/>row = mysql_fetch_row(res);</text:span></text:p>
      <text:p text:style-name="P3"><text:span text:style-name="T4"/></text:p>
      <text:p text:style-name="P3"><text:span text:style-name="T4"><text:s text:c="12"/>while ((row = mysql_fetch_row(res)) !=NULL)</text:span></text:p>
      <text:p text:style-name="P3"><text:span text:style-name="T4"><text:s text:c="12"/>{</text:span></text:p>
      <text:p text:style-name="P3"><text:span text:style-name="T4"><text:s text:c="12"/>wineList.removeFromBack(w);</text:span></text:p>
      <text:p text:style-name="P3"><text:span text:style-name="T4"><text:s text:c="12"/>}</text:span></text:p>
      <text:p text:style-name="P3"><text:span text:style-name="T4"/></text:p>
      <text:p text:style-name="P3"><text:span text:style-name="T4"><text:s text:c="12"/>oss.str("");</text:span></text:p>
      <text:p text:style-name="P3"><text:span text:style-name="T4"/></text:p>
      <text:p text:style-name="P3"><text:span text:style-name="T4"><text:s text:c="12"/>/* clean up the database result set */</text:span></text:p>
      <text:p text:style-name="P3"><text:span text:style-name="T4"><text:s text:c="12"/>mysql_free_result(res);</text:span></text:p>
      <text:p text:style-name="P3"><text:span text:style-name="T4"><text:s text:c="12"/>break;</text:span></text:p>
      <text:p text:style-name="P3"><text:span text:style-name="T4"><text:s text:c="10"/>}</text:span></text:p>
      <text:p text:style-name="P3"><text:span text:style-name="T4"><text:s text:c="8"/>}</text:span></text:p>
      <text:p text:style-name="P3"><text:span text:style-name="T4"><text:s text:c="8"/>break;</text:span></text:p>
      <text:p text:style-name="P3"><text:span text:style-name="T4"><text:s text:c="6"/>}</text:span></text:p>
      <text:p text:style-name="P3"><text:span text:style-name="T4"><text:s text:c="6"/>case 2:</text:span></text:p>
      <text:p text:style-name="P3"><text:span text:style-name="T4"><text:s text:c="6"/>{</text:span></text:p>
      <text:p text:style-name="P3"><text:span text:style-name="T4"><text:s text:c="8"/>cout &lt;&lt; "Enter Desired Price Range\n";</text:span></text:p>
      <text:p text:style-name="P3"><text:span text:style-name="T4"><text:s text:c="8"/>cin &gt;&gt; xa &gt;&gt; xb;</text:span></text:p>
      <text:p text:style-name="P3"><text:span text:style-name="T4"><text:s text:c="8"/>oss &lt;&lt; "select name, vintage, score, price, type from wineInfo where price between " &lt;&lt; xa &lt;&lt; " and " &lt;&lt; xb &lt;&lt; " order by price";</text:span></text:p>
      <text:p text:style-name="P3"><text:span text:style-name="T4"><text:s text:c="8"/>s = oss.str(); </text:span></text:p>
      <text:p text:style-name="P3"><text:soft-page-break/><text:span text:style-name="T4"><text:s text:c="8"/>sqlcmd = (char *)s.c_str();</text:span></text:p>
      <text:p text:style-name="P3"><text:span text:style-name="T4"><text:s text:c="8"/>res = mysql_perform_query(conn,sqlcmd);</text:span></text:p>
      <text:p text:style-name="P3"><text:span text:style-name="T4"/></text:p>
      <text:p text:style-name="P3"><text:span text:style-name="T4"><text:s text:c="8"/>cout &lt;&lt; left &lt;&lt; setw(30) &lt;&lt;"Wine Name" &lt;&lt;</text:span></text:p>
      <text:p text:style-name="P3"><text:span text:style-name="T4"><text:s text:c="28"/>left &lt;&lt; setw(15) &lt;&lt; "Vintage" &lt;&lt;</text:span></text:p>
      <text:p text:style-name="P3"><text:span text:style-name="T4"><text:s text:c="17"/>left &lt;&lt; setw(15) &lt;&lt; "Rating" &lt;&lt;</text:span></text:p>
      <text:p text:style-name="P3"><text:span text:style-name="T4"><text:s text:c="17"/>left &lt;&lt; setw(15) &lt;&lt; "Price" <text:s/>&lt;&lt;</text:span></text:p>
      <text:p text:style-name="P3"><text:span text:style-name="T4"><text:s text:c="17"/>left &lt;&lt; setw(15) &lt;&lt; "Type"</text:span></text:p>
      <text:p text:style-name="P3"><text:span text:style-name="T4"><text:s text:c="12"/>&lt;&lt; endl;</text:span></text:p>
      <text:p text:style-name="P3"><text:span text:style-name="T4"/></text:p>
      <text:p text:style-name="P3"><text:span text:style-name="T4"/></text:p>
      <text:p text:style-name="P3"><text:span text:style-name="T4"><text:s text:c="12"/>while ((row = mysql_fetch_row(res)) !=NULL)</text:span></text:p>
      <text:p text:style-name="P3"><text:span text:style-name="T4"><text:s text:c="12"/>{</text:span></text:p>
      <text:p text:style-name="P3"><text:span text:style-name="T4"><text:s text:c="13"/>cout &lt;&lt; setw(32) &lt;&lt; left &lt;&lt; row[0] &lt;&lt; setfill(' ') // coulumn (field) #1 - Wine Name</text:span></text:p>
      <text:p text:style-name="P3"><text:span text:style-name="T4"><text:s text:c="14"/>&lt;&lt; setw(15) &lt;&lt; row[1] &lt;&lt; setfill(' ') // field #2 - Vintage</text:span></text:p>
      <text:p text:style-name="P3"><text:span text:style-name="T4"><text:s text:c="14"/>&lt;&lt; setw(15) &lt;&lt; row[2] &lt;&lt; setfill(' ') // field #3 - Rating</text:span></text:p>
      <text:p text:style-name="P3"><text:span text:style-name="T4"><text:s text:c="14"/>&lt;&lt; setw(13) &lt;&lt; row[3] &lt;&lt; setfill(' ') // field #4 - Price</text:span></text:p>
      <text:p text:style-name="P3"><text:span text:style-name="T4"><text:s text:c="14"/>&lt;&lt; setw(10) &lt;&lt; row[4] &lt;&lt; setfill(' ') // field #5 - Wine type</text:span></text:p>
      <text:p text:style-name="P3"><text:span text:style-name="T4"><text:s text:c="14"/>&lt;&lt; endl;</text:span></text:p>
      <text:p text:style-name="P3"><text:span text:style-name="T4"/></text:p>
      <text:p text:style-name="P3"><text:span text:style-name="T4"><text:s text:c="14"/>istringstream sWP(row[3]);</text:span></text:p>
      <text:p text:style-name="P3"><text:span text:style-name="T4"><text:s text:c="14"/>double winePrice;</text:span></text:p>
      <text:p text:style-name="P3"><text:span text:style-name="T4"><text:s text:c="14"/>sWP &gt;&gt; winePrice;</text:span></text:p>
      <text:p text:style-name="P3"><text:span text:style-name="T4"/></text:p>
      <text:p text:style-name="P3"><text:span text:style-name="T4"><text:s text:c="14"/>sum = sum + winePrice;</text:span></text:p>
      <text:p text:style-name="P3"><text:span text:style-name="T4"><text:s text:c="14"/>z++;</text:span></text:p>
      <text:p text:style-name="P3"><text:span text:style-name="T4"><text:s text:c="12"/>}</text:span></text:p>
      <text:p text:style-name="P3"><text:span text:style-name="T4"/></text:p>
      <text:p text:style-name="P3"><text:span text:style-name="T4"><text:s text:c="12"/>cout &lt;&lt; "\nNumber of wines: " &lt;&lt; z &lt;&lt; endl;</text:span></text:p>
      <text:p text:style-name="P3"><text:span text:style-name="T4"><text:s text:c="12"/>avg = sum/z;</text:span></text:p>
      <text:p text:style-name="P3"><text:span text:style-name="T4"><text:s text:c="12"/>cout &lt;&lt; "Average Price of wines: " &lt;&lt; avg &lt;&lt; endl;</text:span></text:p>
      <text:p text:style-name="P3"><text:soft-page-break/><text:span text:style-name="T4"><text:s text:c="12"/>/* clean up the database result set */</text:span></text:p>
      <text:p text:style-name="P3"><text:span text:style-name="T4"><text:s text:c="12"/>oss.str("");</text:span></text:p>
      <text:p text:style-name="P3"><text:span text:style-name="T4"/></text:p>
      <text:p text:style-name="P3"><text:span text:style-name="T4"><text:s text:c="8"/>mysql_free_result(res);</text:span></text:p>
      <text:p text:style-name="P3"><text:span text:style-name="T4"><text:s text:c="12"/>/* clean up the database link */</text:span></text:p>
      <text:p text:style-name="P3"><text:span text:style-name="T4"><text:s text:c="8"/>break;</text:span></text:p>
      <text:p text:style-name="P3"><text:span text:style-name="T4"><text:s text:c="6"/>}</text:span></text:p>
      <text:p text:style-name="P3"><text:span text:style-name="T4"><text:s text:c="6"/>case 3: </text:span></text:p>
      <text:p text:style-name="P3"><text:span text:style-name="T4"><text:s text:c="6"/>{</text:span></text:p>
      <text:p text:style-name="P3"><text:span text:style-name="T4"><text:s text:c="8"/>cout &lt;&lt; "Enter Year\n";</text:span></text:p>
      <text:p text:style-name="P3"><text:span text:style-name="T4"><text:s text:c="8"/>cin &gt;&gt; ya &gt;&gt; yb;</text:span></text:p>
      <text:p text:style-name="P3"><text:span text:style-name="T4"><text:s text:c="8"/>oss &lt;&lt; "select name, vintage, score, price, type from wineInfo where vintage between " &lt;&lt; ya &lt;&lt; " and " &lt;&lt; yb &lt;&lt; " order by vintage desc, score desc";</text:span></text:p>
      <text:p text:style-name="P3"><text:span text:style-name="T4"><text:s text:c="8"/>s = oss.str(); </text:span></text:p>
      <text:p text:style-name="P3"><text:span text:style-name="T4"><text:s text:c="8"/>sqlcmd = (char *)s.c_str();</text:span></text:p>
      <text:p text:style-name="P3"><text:span text:style-name="T4"><text:s text:c="8"/>res = mysql_perform_query(conn,sqlcmd);</text:span></text:p>
      <text:p text:style-name="P3"><text:span text:style-name="T4"/></text:p>
      <text:p text:style-name="P3"><text:span text:style-name="T4"><text:s text:c="8"/>cout &lt;&lt; left &lt;&lt; setw(30) &lt;&lt;"Wine Name" &lt;&lt;</text:span></text:p>
      <text:p text:style-name="P3"><text:span text:style-name="T4"><text:s text:c="28"/>left &lt;&lt; setw(15) &lt;&lt; "Vintage" &lt;&lt;</text:span></text:p>
      <text:p text:style-name="P3"><text:span text:style-name="T4"><text:s text:c="17"/>left &lt;&lt; setw(15) &lt;&lt; "Rating" &lt;&lt;</text:span></text:p>
      <text:p text:style-name="P3"><text:span text:style-name="T4"><text:s text:c="17"/>left &lt;&lt; setw(15) &lt;&lt; "Price" <text:s/>&lt;&lt;</text:span></text:p>
      <text:p text:style-name="P3"><text:span text:style-name="T4"><text:s text:c="17"/>left &lt;&lt; setw(15) &lt;&lt; "Type"</text:span></text:p>
      <text:p text:style-name="P3"><text:span text:style-name="T4"><text:s text:c="12"/>&lt;&lt; endl; <text:s text:c="2"/></text:span></text:p>
      <text:p text:style-name="P3"><text:span text:style-name="T4"><text:s/></text:span></text:p>
      <text:p text:style-name="P3"><text:span text:style-name="T4"/></text:p>
      <text:p text:style-name="P3"><text:span text:style-name="T4"><text:s text:c="12"/>while ((row = mysql_fetch_row(res)) !=NULL)</text:span></text:p>
      <text:p text:style-name="P3"><text:span text:style-name="T4"><text:s text:c="12"/>{</text:span></text:p>
      <text:p text:style-name="P3"><text:span text:style-name="T4"><text:s text:c="13"/>cout &lt;&lt; setw(32) &lt;&lt; left &lt;&lt; row[0] &lt;&lt; setfill(' ') // coulumn (field) #1 - Wine Name</text:span></text:p>
      <text:p text:style-name="P3"><text:span text:style-name="T4"><text:s text:c="14"/>&lt;&lt; setw(15) &lt;&lt; row[1] &lt;&lt; setfill(' ') // field #2 - Vintage</text:span></text:p>
      <text:p text:style-name="P3"><text:span text:style-name="T4"><text:s text:c="14"/>&lt;&lt; setw(15) &lt;&lt; row[2] &lt;&lt; setfill(' ') // field #3 - Rating</text:span></text:p>
      <text:p text:style-name="P3"><text:span text:style-name="T4"><text:s text:c="14"/>&lt;&lt; setw(13) &lt;&lt; row[3] &lt;&lt; setfill(' ') // field #4 - Price</text:span></text:p>
      <text:p text:style-name="P3"><text:span text:style-name="T4"><text:s text:c="14"/>&lt;&lt; setw(10) &lt;&lt; row[4] &lt;&lt; setfill(' ') // field #5 - Wine type</text:span></text:p>
      <text:p text:style-name="P3"><text:soft-page-break/><text:span text:style-name="T4"><text:s text:c="14"/>&lt;&lt; endl;</text:span></text:p>
      <text:p text:style-name="P3"><text:span text:style-name="T4"/></text:p>
      <text:p text:style-name="P3"><text:span text:style-name="T4"><text:s text:c="14"/>istringstream sWP(row[3]);</text:span></text:p>
      <text:p text:style-name="P3"><text:span text:style-name="T4"><text:s text:c="14"/>double winePrice;</text:span></text:p>
      <text:p text:style-name="P3"><text:span text:style-name="T4"><text:s text:c="14"/>sWP &gt;&gt; winePrice;</text:span></text:p>
      <text:p text:style-name="P3"><text:span text:style-name="T4"/></text:p>
      <text:p text:style-name="P3"><text:span text:style-name="T4"><text:s text:c="14"/>sum = sum + winePrice;</text:span></text:p>
      <text:p text:style-name="P3"><text:span text:style-name="T4"><text:s text:c="14"/>z++;</text:span></text:p>
      <text:p text:style-name="P3"><text:span text:style-name="T4"><text:s text:c="12"/>}</text:span></text:p>
      <text:p text:style-name="P3"><text:span text:style-name="T4"><text:s text:c="12"/>cout &lt;&lt; "\nNumber of wines: " &lt;&lt; z &lt;&lt; endl;</text:span></text:p>
      <text:p text:style-name="P3"><text:span text:style-name="T4"><text:s text:c="12"/>avg = sum/z;</text:span></text:p>
      <text:p text:style-name="P3"><text:span text:style-name="T4"><text:s text:c="12"/>cout &lt;&lt; "Average Price of wines: " &lt;&lt; avg &lt;&lt; endl;</text:span></text:p>
      <text:p text:style-name="P3"><text:span text:style-name="T4"><text:s text:c="12"/>/* clean up the database result set */</text:span></text:p>
      <text:p text:style-name="P3"><text:span text:style-name="T4"><text:s text:c="12"/>oss.str("");</text:span></text:p>
      <text:p text:style-name="P3"><text:span text:style-name="T4"/></text:p>
      <text:p text:style-name="P3"><text:span text:style-name="T4"><text:s text:c="8"/>mysql_free_result(res);</text:span></text:p>
      <text:p text:style-name="P3"><text:span text:style-name="T4"><text:s text:c="12"/>/* clean up the database link */ </text:span></text:p>
      <text:p text:style-name="P3"><text:span text:style-name="T4"><text:s text:c="8"/>break;</text:span></text:p>
      <text:p text:style-name="P3"><text:span text:style-name="T4"><text:s text:c="6"/>}</text:span></text:p>
      <text:p text:style-name="P3"><text:span text:style-name="T4"><text:s text:c="6"/>case 4:</text:span></text:p>
      <text:p text:style-name="P3"><text:span text:style-name="T4"><text:s text:c="6"/>{</text:span></text:p>
      <text:p text:style-name="P3"><text:span text:style-name="T4"><text:s text:c="8"/>mysql_close(conn);</text:span></text:p>
      <text:p text:style-name="P3"><text:span text:style-name="T4"><text:s text:c="8"/>cout &lt;&lt; "You are now exiting... \n";</text:span></text:p>
      <text:p text:style-name="P3"><text:span text:style-name="T4"><text:s text:c="8"/>displayMenu = false;</text:span></text:p>
      <text:p text:style-name="P3"><text:span text:style-name="T4"><text:s text:c="8"/>break;</text:span></text:p>
      <text:p text:style-name="P3"><text:span text:style-name="T4"><text:s text:c="6"/>} </text:span></text:p>
      <text:p text:style-name="P3"><text:span text:style-name="T4"><text:s text:c="4"/>} // end Switch</text:span></text:p>
      <text:p text:style-name="P3"><text:span text:style-name="T4"/></text:p>
      <text:p text:style-name="P3"><text:span text:style-name="T4"><text:s text:c="2"/>} // end MenuDisplay</text:span></text:p>
      <text:p text:style-name="P3"><text:span text:style-name="T4"><text:s/></text:span></text:p>
      <text:p text:style-name="P3"><text:span text:style-name="T4">} // end main</text:span></text:p>
      <text:h text:style-name="P9" text:outline-level="2"><text:soft-page-break/><text:span text:style-name="T6">Test Cases:</text:span></text:h>
      <text:p text:style-name="P4"><draw:frame draw:style-name="fr1" draw:name="Image1" text:anchor-type="paragraph" svg:width="6.9252in" svg:height="4.8709in" draw:z-index="0"><draw:image xlink:href="Pictures/20000002000002D5000001FE6C6FE5C124C560B8.eps" xlink:type="simple" xlink:show="embed" xlink:actuate="onLoad"/></draw:frame></text:p>
      <text:p text:style-name="P3"><draw:frame draw:style-name="fr1" draw:name="Image2" text:anchor-type="paragraph" svg:width="6.9252in" svg:height="3.9835in" draw:z-index="1"><draw:image xlink:href="Pictures/20000002000002E1000001A84C2AED3A71525E25.eps" xlink:type="simple" xlink:show="embed" xlink:actuate="onLoad"/></draw:frame><text:soft-page-break/><text:span text:style-name="T4"/></text:p>
      <text:p text:style-name="P3"><draw:frame draw:style-name="fr1" draw:name="Image3" text:anchor-type="paragraph" svg:width="6.9252in" svg:height="4.3736in" draw:z-index="2"><draw:image xlink:href="Pictures/20000002000002DD000001CF75BE11EB293C4198.eps" xlink:type="simple" xlink:show="embed" xlink:actuate="onLoad"/></draw:frame><text:span text:style-name="T4"/></text:p>
      <text:p text:style-name="P3"><text:span text:style-name="T4"/></text:p>
      <text:p text:style-name="P3"><text:soft-page-break/></text:p>
      <text:p text:style-name="P5"><draw:frame draw:style-name="fr1" draw:name="Image4" text:anchor-type="paragraph" svg:width="6.9252in" svg:height="2.5453in" draw:z-index="3"><draw:image xlink:href="Pictures/20000002000002D90000010C40EA08AEE3F94F96.eps" xlink:type="simple" xlink:show="embed" xlink:actuate="onLoad"/></draw:frame><draw:frame draw:style-name="fr1" draw:name="Image5" text:anchor-type="paragraph" svg:width="6.9252in" svg:height="2.7862in" draw:z-index="4"><draw:image xlink:href="Pictures/20000002000002EC0000012D3ED06D549379B491.eps" xlink:type="simple" xlink:show="embed" xlink:actuate="onLoad"/></draw:frame><draw:frame draw:style-name="fr1" draw:name="Image6" text:anchor-type="paragraph" svg:width="6.9252in" svg:height="2.5453in" draw:z-index="5"><draw:image xlink:href="Pictures/20000002000002D90000010C40EA08AEE3F94F96.eps" xlink:type="simple" xlink:show="embed" xlink:actuate="onLoad"/></draw:frame><draw:frame draw:style-name="fr1" draw:name="Image7" text:anchor-type="paragraph" svg:width="6.9252in" svg:height="3.1126in" draw:z-index="6"><draw:image xlink:href="Pictures/20000002000002E70000014E7CFB292E7AA2FB67.eps" xlink:type="simple" xlink:show="embed" xlink:actuate="onLoad"/></draw:frame><draw:frame draw:style-name="fr1" draw:name="Image8" text:anchor-type="paragraph" svg:width="6.9252in" svg:height="2.6626in" draw:z-index="7"><draw:image xlink:href="Pictures/20000002000002E00000011BF4C89E24D85152D5.eps" xlink:type="simple" xlink:show="embed" xlink:actuate="onLoad"/></draw:frame></text:p>
      <text:p text:style-name="P6">Note: Specifically the Silver Oak Cabernet rating was off in some. I ran the same statement in mySQL<text:span text:style-name="T7">(very strange)</text:span>…</text:p>
      <text:p text:style-name="P6"><draw:frame draw:style-name="fr1" draw:name="Image9" text:anchor-type="paragraph" svg:width="6.9252in" svg:height="2.1736in" draw:z-index="8"><draw:image xlink:href="Pictures/200000020000035C0000010E29EF4357298428C7.eps"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23:01:39.392362776</meta:creation-date>
    <dc:date>2017-05-11T23:50:24.125676086</dc:date>
    <meta:editing-duration>PT26M18S</meta:editing-duration>
    <meta:editing-cycles>9</meta:editing-cycles>
    <meta:generator>LibreOffice/5.1.4.2$Linux_X86_64 LibreOffice_project/10m0$Build-2</meta:generator>
    <meta:document-statistic meta:table-count="0" meta:image-count="9" meta:object-count="0" meta:page-count="46" meta:paragraph-count="989" meta:word-count="4034" meta:character-count="28039" meta:non-whitespace-character-count="20468"/>
  </office:meta>
</office:document-meta>
</file>